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17000000A7D5C31A2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ohit Hindi" svg:font-family="'Lohit Hindi', DFMincho-UB" style:font-pitch="variable"/>
    <style:font-face style:name="WenQuanYi Micro Hei" svg:font-family="'WenQuanYi Micro Hei', DFMincho-UB"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Ubuntu" svg:font-family="Ubuntu, 'MS PMincho'"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ela1" style:family="table">
      <style:table-properties style:width="17.346cm" fo:margin-left="-0.139cm" table:align="left" style:writing-mode="lr-tb"/>
    </style:style>
    <style:style style:name="Tabela1.A" style:family="table-column">
      <style:table-column-properties style:column-width="5.6cm"/>
    </style:style>
    <style:style style:name="Tabela1.B" style:family="table-column">
      <style:table-column-properties style:column-width="5.883cm"/>
    </style:style>
    <style:style style:name="Tabela1.C" style:family="table-column">
      <style:table-column-properties style:column-width="5.863cm"/>
    </style:style>
    <style:style style:name="Tabela1.1" style:family="table-row">
      <style:table-row-properties fo:keep-together="auto"/>
    </style:style>
    <style:style style:name="Tabela1.A1" style:family="table-cell">
      <style:table-cell-properties style:vertical-align="top" fo:background-color="#ffffff" fo:padding-left="0.191cm" fo:padding-right="0.191cm" fo:padding-top="0cm" fo:padding-bottom="0cm" fo:border-left="0.25pt solid #000000" fo:border-right="none" fo:border-top="0.25pt solid #000000" fo:border-bottom="0.25pt solid #000000" style:writing-mode="lr-tb">
        <style:background-image/>
      </style:table-cell-properties>
    </style:style>
    <style:style style:name="Tabela1.C1" style:family="table-cell">
      <style:table-cell-properties style:vertical-align="top" fo:background-color="#ffffff" fo:padding-left="0.191cm" fo:padding-right="0.191cm" fo:padding-top="0cm" fo:padding-bottom="0cm" fo:border="0.25pt solid #000000" style:writing-mode="lr-tb">
        <style:background-image/>
      </style:table-cell-properties>
    </style:style>
    <style:style style:name="Tabela1.A2" style:family="table-cell">
      <style:table-cell-properties style:vertical-align="top" fo:background-color="#ffffff" fo:padding-left="0.191cm" fo:padding-right="0.191cm" fo:padding-top="0cm" fo:padding-bottom="0cm" fo:border-left="0.25pt solid #000000" fo:border-right="none" fo:border-top="none" fo:border-bottom="0.25pt solid #000000" style:writing-mode="lr-tb">
        <style:background-image/>
      </style:table-cell-properties>
    </style:style>
    <style:style style:name="Tabela1.C2" style:family="table-cell">
      <style:table-cell-properties style:vertical-align="top" fo:background-color="#ffffff" fo:padding-left="0.191cm" fo:padding-right="0.191cm" fo:padding-top="0cm" fo:padding-bottom="0cm" fo:border-left="0.25pt solid #000000" fo:border-right="0.25pt solid #000000" fo:border-top="none" fo:border-bottom="0.25pt solid #000000" style:writing-mode="lr-tb">
        <style:background-image/>
      </style:table-cell-properties>
    </style:style>
    <style:style style:name="P1" style:family="paragraph" style:parent-style-name="Standard">
      <style:paragraph-properties fo:line-height="150%"/>
    </style:style>
    <style:style style:name="P2" style:family="paragraph" style:parent-style-name="Standard">
      <style:paragraph-properties fo:line-height="150%" fo:orphans="0" fo:widows="0" fo:hyphenation-ladder-count="no-limit">
        <style:tab-stops>
          <style:tab-stop style:position="1.27cm"/>
        </style:tab-stops>
      </style:paragraph-properties>
      <style:text-properties fo:hyphenate="false" fo:hyphenation-remain-char-count="2" fo:hyphenation-push-char-count="2"/>
    </style:style>
    <style:style style:name="P3" style:family="paragraph" style:parent-style-name="Standard">
      <style:paragraph-properties fo:line-height="150%" fo:text-align="center" style:justify-single-word="false" fo:orphans="0" fo:widows="0" fo:hyphenation-ladder-count="no-limit">
        <style:tab-stops>
          <style:tab-stop style:position="1.27cm"/>
        </style:tab-stops>
      </style:paragraph-properties>
      <style:text-properties fo:hyphenate="false" fo:hyphenation-remain-char-count="2" fo:hyphenation-push-char-count="2"/>
    </style:style>
    <style:style style:name="P4" style:family="paragraph" style:parent-style-name="Standard">
      <style:paragraph-properties fo:line-height="150%" fo:text-align="justify" style:justify-single-word="false" fo:orphans="0" fo:widows="0" fo:hyphenation-ladder-count="no-limit">
        <style:tab-stops>
          <style:tab-stop style:position="1.27cm"/>
        </style:tab-stops>
      </style:paragraph-properties>
      <style:text-properties fo:hyphenate="false" fo:hyphenation-remain-char-count="2" fo:hyphenation-push-char-count="2"/>
    </style:style>
    <style:style style:name="P5" style:family="paragraph" style:parent-style-name="Standard">
      <style:paragraph-properties fo:line-height="150%" fo:text-align="end" style:justify-single-word="false" fo:orphans="0" fo:widows="0" fo:hyphenation-ladder-count="no-limit">
        <style:tab-stops>
          <style:tab-stop style:position="1.27cm"/>
        </style:tab-stops>
      </style:paragraph-properties>
      <style:text-properties fo:hyphenate="false" fo:hyphenation-remain-char-count="2" fo:hyphenation-push-char-count="2"/>
    </style:style>
    <style:style style:name="P6" style:family="paragraph" style:parent-style-name="Standard">
      <style:paragraph-properties fo:line-height="150%" fo:text-align="center" style:justify-single-word="false" fo:orphans="0" fo:widows="0" fo:hyphenation-ladder-count="no-limit">
        <style:tab-stops>
          <style:tab-stop style:position="1.27cm"/>
        </style:tab-stops>
      </style:paragraph-properties>
      <style:text-properties fo:color="#00000a"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7" style:family="paragraph" style:parent-style-name="Standard">
      <style:paragraph-properties fo:line-height="150%" fo:text-align="center" style:justify-single-word="false" fo:orphans="0" fo:widows="0" fo:hyphenation-ladder-count="no-limit">
        <style:tab-stops>
          <style:tab-stop style:position="0cm"/>
          <style:tab-stop style:position="1.27cm"/>
        </style:tab-stops>
      </style:paragraph-properties>
      <style:text-properties fo:color="#00000a"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8" style:family="paragraph" style:parent-style-name="Standard">
      <style:paragraph-properties fo:line-height="150%" fo:orphans="0" fo:widows="0" fo:hyphenation-ladder-count="no-limit">
        <style:tab-stops>
          <style:tab-stop style:position="1.27cm"/>
        </style:tab-stops>
      </style:paragraph-properties>
      <style:text-properties fo:color="#00000a"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9" style:family="paragraph" style:parent-style-name="Standard">
      <style:paragraph-properties fo:line-height="150%" fo:text-align="justify" style:justify-single-word="false" fo:orphans="0" fo:widows="0" fo:hyphenation-ladder-count="no-limit">
        <style:tab-stops>
          <style:tab-stop style:position="1.27cm"/>
        </style:tab-stops>
      </style:paragraph-properties>
      <style:text-properties fo:color="#00000a"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10" style:family="paragraph" style:parent-style-name="Standard">
      <style:paragraph-properties fo:line-height="150%" fo:text-align="end" style:justify-single-word="false" fo:orphans="0" fo:widows="0" fo:hyphenation-ladder-count="no-limit">
        <style:tab-stops>
          <style:tab-stop style:position="1.27cm"/>
        </style:tab-stops>
      </style:paragraph-properties>
      <style:text-properties fo:color="#00000a"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11" style:family="paragraph" style:parent-style-name="Standard">
      <style:paragraph-properties fo:line-height="150%" fo:text-align="center" style:justify-single-word="false" fo:orphans="0" fo:widows="0" fo:hyphenation-ladder-count="no-limit">
        <style:tab-stops>
          <style:tab-stop style:position="1.27cm"/>
        </style:tab-stops>
      </style:paragraph-properties>
      <style:text-properties fo:color="#00000a" style:letter-kerning="true" style:font-name-asian="WenQuanYi Micro Hei" style:language-asian="zh" style:country-asian="CN" style:language-complex="hi" style:country-complex="IN" fo:hyphenate="false" fo:hyphenation-remain-char-count="2" fo:hyphenation-push-char-count="2"/>
    </style:style>
    <style:style style:name="P12" style:family="paragraph" style:parent-style-name="Standard">
      <style:paragraph-properties fo:line-height="150%" fo:orphans="0" fo:widows="0" fo:hyphenation-ladder-count="no-limit">
        <style:tab-stops>
          <style:tab-stop style:position="1.27cm"/>
        </style:tab-stops>
      </style:paragraph-properties>
      <style:text-properties fo:color="#00000a" style:letter-kerning="true" style:font-name-asian="WenQuanYi Micro Hei" style:language-asian="zh" style:country-asian="CN" style:language-complex="hi" style:country-complex="IN" style:font-weight-complex="bold" fo:hyphenate="false" fo:hyphenation-remain-char-count="2" fo:hyphenation-push-char-count="2"/>
    </style:style>
    <style:style style:name="P13" style:family="paragraph" style:parent-style-name="Standard">
      <style:paragraph-properties fo:line-height="150%" fo:orphans="0" fo:widows="0" fo:hyphenation-ladder-count="no-limit">
        <style:tab-stops>
          <style:tab-stop style:position="1.27cm"/>
        </style:tab-stops>
      </style:paragraph-properties>
      <style:text-properties fo:color="#00000a" style:letter-kerning="true" style:font-name-asian="WenQuanYi Micro Hei" style:font-name-complex="Lohit Hindi" fo:hyphenate="false" fo:hyphenation-remain-char-count="2" fo:hyphenation-push-char-count="2"/>
    </style:style>
    <style:style style:name="P14" style:family="paragraph" style:parent-style-name="Standard">
      <style:paragraph-properties fo:line-height="150%" fo:text-align="center" style:justify-single-word="false" fo:orphans="0" fo:widows="0" fo:hyphenation-ladder-count="no-limit">
        <style:tab-stops>
          <style:tab-stop style:position="1.27cm"/>
        </style:tab-stops>
      </style:paragraph-properties>
      <style:text-properties fo:color="#00000a" fo:font-weight="bold" style:letter-kerning="true" style:font-name-asian="WenQuanYi Micro Hei" style:language-asian="zh" style:country-asian="CN" style:font-weight-asian="bold" style:font-name-complex="Lohit Hindi" style:language-complex="hi" style:country-complex="IN" fo:hyphenate="false" fo:hyphenation-remain-char-count="2" fo:hyphenation-push-char-count="2"/>
    </style:style>
    <style:style style:name="P15" style:family="paragraph" style:parent-style-name="Standard">
      <style:paragraph-properties fo:line-height="150%" fo:text-align="center" style:justify-single-word="false" fo:orphans="0" fo:widows="0" fo:hyphenation-ladder-count="no-limit">
        <style:tab-stops>
          <style:tab-stop style:position="0cm"/>
          <style:tab-stop style:position="1.27cm"/>
        </style:tab-stops>
      </style:paragraph-properties>
      <style:text-properties fo:color="#00000a" fo:font-weight="bold" style:letter-kerning="true" style:font-name-asian="WenQuanYi Micro Hei" style:language-asian="zh" style:country-asian="CN" style:font-weight-asian="bold" style:font-name-complex="Lohit Hindi" style:language-complex="hi" style:country-complex="IN" fo:hyphenate="false" fo:hyphenation-remain-char-count="2" fo:hyphenation-push-char-count="2"/>
    </style:style>
    <style:style style:name="P16" style:family="paragraph" style:parent-style-name="Standard">
      <style:paragraph-properties fo:line-height="150%" fo:orphans="0" fo:widows="0" fo:hyphenation-ladder-count="no-limit">
        <style:tab-stops>
          <style:tab-stop style:position="1.27cm"/>
        </style:tab-stops>
      </style:paragraph-properties>
      <style:text-properties fo:color="#00000a" fo:font-weight="bold" style:letter-kerning="true" style:font-name-asian="WenQuanYi Micro Hei" style:language-asian="zh" style:country-asian="CN" style:font-weight-asian="bold" style:font-name-complex="Lohit Hindi" style:language-complex="hi" style:country-complex="IN" fo:hyphenate="false" fo:hyphenation-remain-char-count="2" fo:hyphenation-push-char-count="2"/>
    </style:style>
    <style:style style:name="P17" style:family="paragraph" style:parent-style-name="Standard">
      <style:paragraph-properties fo:line-height="150%" fo:text-align="center" style:justify-single-word="false" fo:orphans="0" fo:widows="0" fo:hyphenation-ladder-count="no-limit">
        <style:tab-stops>
          <style:tab-stop style:position="1.27cm"/>
        </style:tab-stops>
      </style:paragraph-properties>
      <style:text-properties fo:color="#00000a" style:text-underline-style="solid" style:text-underline-width="auto" style:text-underline-color="font-color"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18" style:family="paragraph" style:parent-style-name="Standard">
      <style:paragraph-properties fo:line-height="150%" fo:text-align="center" style:justify-single-word="false" fo:orphans="0" fo:widows="0" fo:hyphenation-ladder-count="no-limit">
        <style:tab-stops>
          <style:tab-stop style:position="1.27cm"/>
        </style:tab-stops>
      </style:paragraph-properties>
      <style:text-properties fo:color="#00000a" style:font-name="Arial"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19" style:family="paragraph" style:parent-style-name="Standard">
      <style:paragraph-properties fo:line-height="150%" fo:orphans="0" fo:widows="0" fo:hyphenation-ladder-count="no-limit">
        <style:tab-stops>
          <style:tab-stop style:position="1.27cm"/>
        </style:tab-stops>
      </style:paragraph-properties>
      <style:text-properties fo:color="#00000a" style:font-name="Arial"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20" style:family="paragraph" style:parent-style-name="Standard">
      <style:paragraph-properties fo:line-height="150%" fo:orphans="0" fo:widows="0" fo:hyphenation-ladder-count="no-limit" fo:keep-with-next="always">
        <style:tab-stops>
          <style:tab-stop style:position="1.27cm"/>
        </style:tab-stops>
      </style:paragraph-properties>
      <style:text-properties fo:color="#00000a"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21" style:family="paragraph" style:parent-style-name="Standard">
      <style:paragraph-properties fo:margin-left="7.858cm" fo:margin-right="0cm" fo:line-height="150%" fo:text-align="justify" style:justify-single-word="false" fo:orphans="0" fo:widows="0" fo:hyphenation-ladder-count="no-limit" fo:text-indent="0cm" style:auto-text-indent="false">
        <style:tab-stops>
          <style:tab-stop style:position="1.27cm"/>
        </style:tab-stops>
      </style:paragraph-properties>
      <style:text-properties fo:color="#00000a"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22" style:family="paragraph" style:parent-style-name="Standard">
      <style:paragraph-properties fo:margin-top="0cm" fo:margin-bottom="0.353cm" style:contextual-spacing="false" fo:line-height="150%"/>
      <style:text-properties fo:color="#00000a" style:letter-kerning="true" style:font-name-asian="WenQuanYi Micro Hei" style:language-asian="zh" style:country-asian="CN" style:language-complex="hi" style:country-complex="IN"/>
    </style:style>
    <style:style style:name="P23" style:family="paragraph" style:parent-style-name="Standard">
      <style:paragraph-properties fo:margin-top="0.353cm" fo:margin-bottom="0cm" style:contextual-spacing="false" fo:line-height="150%" fo:keep-together="always" fo:orphans="0" fo:widows="0" fo:hyphenation-ladder-count="no-limit" fo:keep-with-next="always">
        <style:tab-stops>
          <style:tab-stop style:position="1.251cm"/>
        </style:tab-stops>
      </style:paragraph-properties>
      <style:text-properties fo:hyphenate="false" fo:hyphenation-remain-char-count="2" fo:hyphenation-push-char-count="2"/>
    </style:style>
    <style:style style:name="P24" style:family="paragraph" style:parent-style-name="Standard">
      <style:paragraph-properties fo:margin-top="0.353cm" fo:margin-bottom="0cm" style:contextual-spacing="false" fo:line-height="150%" fo:keep-together="always" fo:orphans="0" fo:widows="0" fo:hyphenation-ladder-count="no-limit" fo:keep-with-next="always">
        <style:tab-stops>
          <style:tab-stop style:position="1.251cm"/>
          <style:tab-stop style:position="8.795cm" style:type="center"/>
        </style:tab-stops>
      </style:paragraph-properties>
      <style:text-properties fo:hyphenate="false" fo:hyphenation-remain-char-count="2" fo:hyphenation-push-char-count="2"/>
    </style:style>
    <style:style style:name="P25" style:family="paragraph" style:parent-style-name="Standard">
      <style:paragraph-properties fo:margin-top="0.353cm" fo:margin-bottom="0cm" style:contextual-spacing="false" fo:line-height="150%" fo:keep-together="always" fo:orphans="0" fo:widows="0" fo:hyphenation-ladder-count="no-limit" fo:keep-with-next="always">
        <style:tab-stops>
          <style:tab-stop style:position="1.251cm"/>
        </style:tab-stops>
      </style:paragraph-properties>
      <style:text-properties fo:color="#00000a" fo:font-weight="bold" style:letter-kerning="true" style:font-name-asian="Trebuchet MS" style:language-asian="zh" style:country-asian="CN" style:font-weight-asian="bold" style:font-size-complex="14pt" style:language-complex="hi" style:country-complex="IN" style:font-weight-complex="bold" fo:hyphenate="false" fo:hyphenation-remain-char-count="2" fo:hyphenation-push-char-count="2"/>
    </style:style>
    <style:style style:name="P26" style:family="paragraph" style:parent-style-name="Standard">
      <style:paragraph-properties fo:margin-top="0.353cm" fo:margin-bottom="0cm" style:contextual-spacing="false" fo:line-height="150%" fo:keep-together="always" fo:orphans="0" fo:widows="0" fo:hyphenation-ladder-count="no-limit" fo:keep-with-next="always">
        <style:tab-stops>
          <style:tab-stop style:position="1.251cm"/>
        </style:tab-stops>
      </style:paragraph-properties>
      <style:text-properties fo:color="#00000a" fo:font-weight="bold" style:letter-kerning="true" style:font-name-asian="Trebuchet MS" style:language-asian="zh" style:country-asian="CN" style:font-weight-asian="bold" style:language-complex="hi" style:country-complex="IN" style:font-weight-complex="bold" fo:hyphenate="false" fo:hyphenation-remain-char-count="2" fo:hyphenation-push-char-count="2"/>
    </style:style>
    <style:style style:name="P27" style:family="paragraph" style:parent-style-name="Standard">
      <style:paragraph-properties fo:margin-top="0.353cm" fo:margin-bottom="0cm" style:contextual-spacing="false" fo:line-height="150%" fo:keep-together="always" fo:orphans="0" fo:widows="0" fo:hyphenation-ladder-count="no-limit" fo:keep-with-next="always">
        <style:tab-stops>
          <style:tab-stop style:position="1.251cm"/>
        </style:tab-stops>
      </style:paragraph-properties>
      <style:text-properties fo:color="#00000a" style:letter-kerning="true" style:font-name-asian="WenQuanYi Micro Hei" style:language-asian="zh" style:country-asian="CN" style:language-complex="hi" style:country-complex="IN" fo:hyphenate="false" fo:hyphenation-remain-char-count="2" fo:hyphenation-push-char-count="2"/>
    </style:style>
    <style:style style:name="P28" style:family="paragraph" style:parent-style-name="Standard">
      <style:paragraph-properties fo:margin-top="0.353cm" fo:margin-bottom="0cm" style:contextual-spacing="false" fo:line-height="150%" fo:keep-together="always" fo:orphans="0" fo:widows="0" fo:hyphenation-ladder-count="no-limit" fo:keep-with-next="always">
        <style:tab-stops>
          <style:tab-stop style:position="1.251cm"/>
        </style:tab-stops>
      </style:paragraph-properties>
      <style:text-properties fo:color="#00000a" style:letter-kerning="true" style:font-name-asian="Arial" style:language-asian="zh" style:country-asian="CN" style:language-complex="hi" style:country-complex="IN" fo:hyphenate="false" fo:hyphenation-remain-char-count="2" fo:hyphenation-push-char-count="2"/>
    </style:style>
    <style:style style:name="P29" style:family="paragraph" style:parent-style-name="Standard">
      <style:paragraph-properties fo:margin-top="0.353cm" fo:margin-bottom="0cm" style:contextual-spacing="false" fo:line-height="150%" fo:keep-together="always" fo:orphans="0" fo:widows="0" fo:hyphenation-ladder-count="no-limit" fo:keep-with-next="always">
        <style:tab-stops>
          <style:tab-stop style:position="1.27cm"/>
        </style:tab-stops>
      </style:paragraph-properties>
      <style:text-properties fo:color="#ff0000" fo:font-weight="bold" style:letter-kerning="true" style:font-name-asian="Times New Roman" style:language-asian="zh" style:country-asian="CN" style:font-weight-asian="bold" style:language-complex="hi" style:country-complex="IN" style:font-weight-complex="bold" fo:hyphenate="false" fo:hyphenation-remain-char-count="2" fo:hyphenation-push-char-count="2"/>
    </style:style>
    <style:style style:name="P30" style:family="paragraph" style:parent-style-name="Standard">
      <style:paragraph-properties fo:margin-top="0.353cm" fo:margin-bottom="0cm" style:contextual-spacing="false" fo:line-height="150%" fo:keep-together="always" fo:orphans="0" fo:widows="0" fo:hyphenation-ladder-count="no-limit" fo:break-before="page" fo:keep-with-next="always">
        <style:tab-stops>
          <style:tab-stop style:position="1.251cm"/>
        </style:tab-stops>
      </style:paragraph-properties>
      <style:text-properties fo:hyphenate="false" fo:hyphenation-remain-char-count="2" fo:hyphenation-push-char-count="2"/>
    </style:style>
    <style:style style:name="P31" style:family="paragraph" style:parent-style-name="Standard">
      <style:paragraph-properties fo:margin-left="1.016cm" fo:margin-right="0cm" fo:margin-top="0.353cm" fo:margin-bottom="0cm" style:contextual-spacing="false" fo:line-height="150%" fo:keep-together="always" fo:orphans="0" fo:widows="0" fo:hyphenation-ladder-count="no-limit" fo:text-indent="-1.016cm" style:auto-text-indent="false" fo:keep-with-next="always">
        <style:tab-stops>
          <style:tab-stop style:position="1.016cm"/>
          <style:tab-stop style:position="1.251cm"/>
        </style:tab-stops>
      </style:paragraph-properties>
      <style:text-properties fo:hyphenate="false" fo:hyphenation-remain-char-count="2" fo:hyphenation-push-char-count="2"/>
    </style:style>
    <style:style style:name="P32" style:family="paragraph" style:parent-style-name="Standard">
      <style:paragraph-properties fo:margin-left="1.016cm" fo:margin-right="0cm" fo:margin-top="0.353cm" fo:margin-bottom="0cm" style:contextual-spacing="false" fo:line-height="150%" fo:keep-together="always" fo:orphans="0" fo:widows="0" fo:hyphenation-ladder-count="no-limit" fo:text-indent="-1.016cm" style:auto-text-indent="false" fo:keep-with-next="always">
        <style:tab-stops>
          <style:tab-stop style:position="1.016cm"/>
          <style:tab-stop style:position="1.251cm"/>
        </style:tab-stops>
      </style:paragraph-properties>
      <style:text-properties fo:color="#00000a" fo:font-weight="bold" style:letter-kerning="true" style:font-name-asian="Trebuchet MS" style:language-asian="zh" style:country-asian="CN" style:font-weight-asian="bold" style:language-complex="hi" style:country-complex="IN" style:font-style-complex="italic" style:font-weight-complex="bold" fo:hyphenate="false" fo:hyphenation-remain-char-count="2" fo:hyphenation-push-char-count="2"/>
    </style:style>
    <style:style style:name="P33" style:family="paragraph" style:parent-style-name="Standard">
      <style:paragraph-properties fo:margin-left="1.016cm" fo:margin-right="0cm" fo:margin-top="0.353cm" fo:margin-bottom="0cm" style:contextual-spacing="false" fo:line-height="150%" fo:keep-together="always" fo:orphans="0" fo:widows="0" fo:hyphenation-ladder-count="no-limit" fo:text-indent="-1.016cm" style:auto-text-indent="false" fo:keep-with-next="always">
        <style:tab-stops>
          <style:tab-stop style:position="1.016cm"/>
          <style:tab-stop style:position="1.251cm"/>
        </style:tab-stops>
      </style:paragraph-properties>
      <style:text-properties fo:color="#00000a" style:letter-kerning="true" style:font-name-asian="Trebuchet MS" style:language-asian="zh" style:country-asian="CN" style:language-complex="hi" style:country-complex="IN" style:font-style-complex="italic" style:font-weight-complex="bold" fo:hyphenate="false" fo:hyphenation-remain-char-count="2" fo:hyphenation-push-char-count="2"/>
    </style:style>
    <style:style style:name="P34" style:family="paragraph" style:parent-style-name="Standard">
      <style:paragraph-properties fo:margin-left="1.016cm" fo:margin-right="0cm" fo:margin-top="0.353cm" fo:margin-bottom="0cm" style:contextual-spacing="false" fo:line-height="150%" fo:text-align="justify" style:justify-single-word="false" fo:keep-together="always" fo:orphans="0" fo:widows="0" fo:hyphenation-ladder-count="no-limit" fo:text-indent="-1.016cm" style:auto-text-indent="false" fo:keep-with-next="always">
        <style:tab-stops>
          <style:tab-stop style:position="1.016cm"/>
          <style:tab-stop style:position="1.251cm"/>
        </style:tab-stops>
      </style:paragraph-properties>
      <style:text-properties fo:color="#00000a" style:letter-kerning="true" style:font-name-asian="Trebuchet MS" style:language-asian="zh" style:country-asian="CN" style:language-complex="hi" style:country-complex="IN" style:font-style-complex="italic" style:font-weight-complex="bold" fo:hyphenate="false" fo:hyphenation-remain-char-count="2" fo:hyphenation-push-char-count="2"/>
    </style:style>
    <style:style style:name="P35" style:family="paragraph" style:parent-style-name="Standard">
      <style:paragraph-properties fo:line-height="150%" fo:text-align="justify" style:justify-single-word="false" fo:orphans="0" fo:widows="0" fo:hyphenation-ladder-count="no-limit" text:number-lines="false" text:line-number="0">
        <style:tab-stops>
          <style:tab-stop style:position="1.27cm"/>
        </style:tab-stops>
      </style:paragraph-properties>
      <style:text-properties fo:color="#00000a" style:letter-kerning="true" style:font-name-asian="WenQuanYi Micro Hei" style:language-asian="zh" style:country-asian="CN" style:language-complex="hi" style:country-complex="IN" fo:hyphenate="false" fo:hyphenation-remain-char-count="2" fo:hyphenation-push-char-count="2"/>
    </style:style>
    <style:style style:name="P36" style:family="paragraph" style:parent-style-name="Standard">
      <style:paragraph-properties fo:line-height="150%" fo:text-align="justify" style:justify-single-word="false" fo:orphans="0" fo:widows="0" fo:hyphenation-ladder-count="no-limit" text:number-lines="false" text:line-number="0">
        <style:tab-stops>
          <style:tab-stop style:position="1.27cm"/>
        </style:tab-stops>
      </style:paragraph-properties>
      <style:text-properties fo:color="#ff0000" fo:font-style="italic" style:letter-kerning="true" style:font-name-asian="WenQuanYi Micro Hei" style:language-asian="zh" style:country-asian="CN" style:font-style-asian="italic" style:language-complex="hi" style:country-complex="IN" fo:hyphenate="false" fo:hyphenation-remain-char-count="2" fo:hyphenation-push-char-count="2"/>
    </style:style>
    <style:style style:name="P37" style:family="paragraph" style:parent-style-name="Standard">
      <style:paragraph-properties fo:margin-top="0cm" fo:margin-bottom="0.212cm" style:contextual-spacing="false" fo:line-height="150%" fo:orphans="0" fo:widows="0" fo:hyphenation-ladder-count="no-limit">
        <style:tab-stops>
          <style:tab-stop style:position="1.27cm"/>
        </style:tab-stops>
      </style:paragraph-properties>
      <style:text-properties fo:color="#00000a" style:letter-kerning="true" style:font-name-asian="WenQuanYi Micro Hei" style:language-asian="zh" style:country-asian="CN" style:language-complex="hi" style:country-complex="IN" fo:hyphenate="false" fo:hyphenation-remain-char-count="2" fo:hyphenation-push-char-count="2"/>
    </style:style>
    <style:style style:name="P38" style:family="paragraph" style:parent-style-name="Standard">
      <style:paragraph-properties fo:margin-left="1.016cm" fo:margin-right="0cm" fo:margin-top="0cm" fo:margin-bottom="0.212cm" style:contextual-spacing="false" fo:line-height="150%" fo:orphans="0" fo:widows="0" fo:hyphenation-ladder-count="no-limit" fo:text-indent="0cm" style:auto-text-indent="false">
        <style:tab-stops>
          <style:tab-stop style:position="1.27cm"/>
        </style:tab-stops>
      </style:paragraph-properties>
      <style:text-properties fo:color="#00000a" style:letter-kerning="true" style:font-name-asian="WenQuanYi Micro Hei" style:language-asian="zh" style:country-asian="CN" style:language-complex="hi" style:country-complex="IN" fo:hyphenate="false" fo:hyphenation-remain-char-count="2" fo:hyphenation-push-char-count="2"/>
    </style:style>
    <style:style style:name="P39" style:family="paragraph" style:parent-style-name="Standard" style:master-page-name="Standard">
      <style:paragraph-properties style:page-number="auto" fo:keep-with-next="always"/>
    </style:style>
    <style:style style:name="P40" style:family="paragraph" style:parent-style-name="Header">
      <style:text-properties fo:language="pt" fo:country="BR" style:language-asian="pt" style:country-asian="BR"/>
    </style:style>
    <style:style style:name="P41" style:family="paragraph" style:parent-style-name="Footer">
      <style:paragraph-properties fo:text-align="center" style:justify-single-word="false"/>
    </style:style>
    <style:style style:name="P42" style:family="paragraph" style:parent-style-name="Footer">
      <style:paragraph-properties fo:text-align="center" style:justify-single-word="false"/>
      <style:text-properties fo:font-size="10pt" style:font-size-asian="10pt"/>
    </style:style>
    <style:style style:name="P43" style:family="paragraph" style:parent-style-name="Footer">
      <style:paragraph-properties fo:text-align="center" style:justify-single-word="false"/>
      <style:text-properties style:font-name="Arial" fo:font-size="9pt" style:font-size-asian="9pt" style:font-name-complex="Arial" style:font-size-complex="9pt"/>
    </style:style>
    <style:style style:name="P44" style:family="paragraph" style:parent-style-name="Contents_20_2">
      <style:paragraph-properties fo:line-height="150%"/>
    </style:style>
    <style:style style:name="P45" style:family="paragraph" style:parent-style-name="Contents_20_1">
      <style:paragraph-properties fo:line-height="150%">
        <style:tab-stops>
          <style:tab-stop style:position="15.972cm" style:type="right"/>
        </style:tab-stops>
      </style:paragraph-properties>
    </style:style>
    <style:style style:name="P4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7" style:family="paragraph">
      <style:paragraph-properties style:writing-mode="lr-tb"/>
    </style:style>
    <style:style style:name="T1" style:family="text">
      <style:text-properties style:font-name-asian="WenQuanYi Micro Hei" style:font-name-complex="Lohit Hindi"/>
    </style:style>
    <style:style style:name="T2" style:family="text">
      <style:text-properties fo:color="#00000a" style:letter-kerning="true" style:font-name-asian="WenQuanYi Micro Hei" style:language-asian="zh" style:country-asian="CN" style:font-name-complex="Lohit Hindi" style:language-complex="hi" style:country-complex="IN"/>
    </style:style>
    <style:style style:name="T3" style:family="text">
      <style:text-properties fo:color="#00000a" style:letter-kerning="true" style:font-name-asian="WenQuanYi Micro Hei" style:language-asian="zh" style:country-asian="CN" style:font-name-complex="Lohit Hindi" style:language-complex="hi" style:country-complex="IN" text:display="true"/>
    </style:style>
    <style:style style:name="T4" style:family="text">
      <style:text-properties fo:color="#00000a" style:letter-kerning="true" style:font-name-asian="WenQuanYi Micro Hei" style:language-asian="zh" style:country-asian="CN" style:language-complex="hi" style:country-complex="IN"/>
    </style:style>
    <style:style style:name="T5" style:family="text">
      <style:text-properties fo:color="#00000a" style:letter-kerning="true" style:font-name-asian="WenQuanYi Micro Hei" style:language-asian="zh" style:country-asian="CN" style:language-complex="hi" style:country-complex="IN" text:display="true"/>
    </style:style>
    <style:style style:name="T6" style:family="text">
      <style:text-properties fo:color="#00000a" style:letter-kerning="true" style:font-name-asian="Times New Roman" style:language-asian="zh" style:country-asian="CN" style:font-name-complex="Times New Roman" style:language-complex="hi" style:country-complex="IN"/>
    </style:style>
    <style:style style:name="T7" style:family="text">
      <style:text-properties fo:color="#00000a" style:letter-kerning="true" style:font-name-asian="Trebuchet MS" style:language-asian="zh" style:country-asian="CN" style:language-complex="hi" style:country-complex="IN" style:font-style-complex="italic" style:font-weight-complex="bold"/>
    </style:style>
    <style:style style:name="T8" style:family="text">
      <style:text-properties fo:color="#00000a" style:letter-kerning="true" style:font-name-asian="Trebuchet MS" style:language-asian="zh" style:country-asian="CN" style:language-complex="hi" style:country-complex="IN" style:font-style-complex="italic" style:font-weight-complex="bold" text:display="true"/>
    </style:style>
    <style:style style:name="T9" style:family="text">
      <style:text-properties fo:color="#00000a" fo:font-weight="bold" style:letter-kerning="true" style:font-name-asian="WenQuanYi Micro Hei" style:language-asian="zh" style:country-asian="CN" style:font-weight-asian="bold" style:font-name-complex="Lohit Hindi" style:language-complex="hi" style:country-complex="IN"/>
    </style:style>
    <style:style style:name="T10" style:family="text">
      <style:text-properties fo:color="#00000a" fo:font-weight="bold" style:letter-kerning="true" style:font-name-asian="WenQuanYi Micro Hei" style:language-asian="zh" style:country-asian="CN" style:font-weight-asian="bold" style:font-name-complex="Lohit Hindi" style:language-complex="hi" style:country-complex="IN" text:display="true"/>
    </style:style>
    <style:style style:name="T11" style:family="text">
      <style:text-properties fo:color="#00000a" fo:font-weight="bold" style:letter-kerning="true" style:font-name-asian="Trebuchet MS" style:language-asian="zh" style:country-asian="CN" style:font-weight-asian="bold" style:font-size-complex="14pt" style:language-complex="hi" style:country-complex="IN" style:font-weight-complex="bold"/>
    </style:style>
    <style:style style:name="T12" style:family="text">
      <style:text-properties fo:color="#00000a" fo:font-weight="bold" style:letter-kerning="true" style:font-name-asian="Trebuchet MS" style:language-asian="zh" style:country-asian="CN" style:font-weight-asian="bold" style:font-size-complex="14pt" style:language-complex="hi" style:country-complex="IN" style:font-weight-complex="bold" text:display="true"/>
    </style:style>
    <style:style style:name="T13" style:family="text">
      <style:text-properties fo:color="#00000a" fo:font-weight="bold" style:letter-kerning="true" style:font-name-asian="Trebuchet MS" style:language-asian="zh" style:country-asian="CN" style:font-weight-asian="bold" style:language-complex="hi" style:country-complex="IN" style:font-weight-complex="bold"/>
    </style:style>
    <style:style style:name="T14" style:family="text">
      <style:text-properties fo:color="#00000a" fo:font-weight="bold" style:letter-kerning="true" style:font-name-asian="Trebuchet MS" style:language-asian="zh" style:country-asian="CN" style:font-weight-asian="bold" style:language-complex="hi" style:country-complex="IN" style:font-weight-complex="bold" text:display="true"/>
    </style:style>
    <style:style style:name="T15" style:family="text">
      <style:text-properties fo:color="#00000a" style:text-underline-style="solid" style:text-underline-width="auto" style:text-underline-color="font-color" style:letter-kerning="true" style:font-name-asian="WenQuanYi Micro Hei" style:language-asian="zh" style:country-asian="CN" style:font-name-complex="Lohit Hindi" style:language-complex="hi" style:country-complex="IN"/>
    </style:style>
    <style:style style:name="T16" style:family="text">
      <style:text-properties fo:color="#00000a" fo:font-style="italic" style:letter-kerning="true" style:font-name-asian="WenQuanYi Micro Hei" style:language-asian="zh" style:country-asian="CN" style:font-style-asian="italic" style:font-name-complex="Lohit Hindi" style:language-complex="hi" style:country-complex="IN"/>
    </style:style>
    <style:style style:name="T17" style:family="text">
      <style:text-properties fo:color="#00000a" style:font-name="Arial" style:letter-kerning="true" style:font-name-asian="WenQuanYi Micro Hei" style:language-asian="zh" style:country-asian="CN" style:font-name-complex="Lohit Hindi" style:language-complex="hi" style:country-complex="IN"/>
    </style:style>
    <style:style style:name="T18" style:family="text">
      <style:text-properties fo:font-weight="bold" style:font-weight-asian="bold"/>
    </style:style>
    <style:style style:name="T19" style:family="text">
      <style:text-properties text:display="true"/>
    </style:style>
    <style:style style:name="T20" style:family="text">
      <style:text-properties style:font-name="Arial" fo:font-size="9pt" style:font-size-asian="9pt" style:font-name-complex="Arial" style:font-size-complex="9pt"/>
    </style:style>
    <style:style style:name="T21" style:family="text">
      <style:text-properties fo:color="#365f91" fo:font-weight="bold" style:font-weight-asian="bold" style:font-weight-complex="bold"/>
    </style:style>
    <style:style style:name="T22" style:family="text">
      <style:text-properties style:font-name-asian="Trebuchet MS"/>
    </style:style>
    <style:style style:name="T23" style:family="text">
      <style:text-properties fo:language="pt" fo:country="BR" style:letter-kerning="true" style:font-name-asian="Trebuchet MS" style:language-asian="pt" style:country-asian="BR" style:language-complex="hi" style:country-complex="IN" style:font-weight-complex="bold"/>
    </style:style>
    <style:style style:name="T24" style:family="text">
      <style:text-properties fo:language="pt" fo:country="BR" style:language-asian="pt" style:country-asian="BR"/>
    </style:style>
    <style:style style:name="T25" style:family="text">
      <style:text-properties fo:font-weight="normal" style:font-weight-asian="normal"/>
    </style:style>
    <style:style style:name="T26" style:family="text">
      <style:text-properties fo:font-size="9pt" style:font-size-asian="9pt" style:font-size-complex="9pt"/>
    </style:style>
    <style:style style:name="T27" style:family="text">
      <style:text-properties fo:color="#000000" fo:font-size="9pt" style:text-underline-style="none" style:font-size-asian="9pt" style:font-size-complex="9pt"/>
    </style:style>
    <style:style style:name="T28" style:family="text">
      <style:text-properties fo:font-variant="normal" fo:text-transform="none" style:use-window-font-color="true" style:text-outline="false" style:text-line-through-style="none" style:text-line-through-type="none" style:text-position="0% 100%" style:font-name="DejaVu Serif" fo:font-size="10pt" fo:letter-spacing="normal" fo:language="pt" fo:country="BR"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zh" style:country-asian="CN" style:font-style-asian="normal" style:font-weight-asian="normal" style:font-name-complex="Ubuntu"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font-name="Ubuntu" fo:font-size="10pt" fo:language="pt" fo:country="BR" style:font-name-asian="Times New Roman" style:font-size-asian="10pt" style:font-name-complex="Ubuntu" style:font-size-complex="12pt" style:language-complex="ar" style:country-complex="SA"/>
    </style:style>
    <style:style style:name="T30" style:family="text">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31" style:family="text">
      <style:text-properties fo:font-variant="normal" fo:text-transform="none" style:use-window-font-color="true" style:text-outline="false" style:text-line-through-style="none" style:text-line-through-type="none" style:text-position="0% 100%" style:font-name="Times New Roman1" fo:font-size="10pt" fo:letter-spacing="normal" fo:language="pt" fo:country="BR"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zh" style:country-asian="CN" style:font-style-asian="normal" style:font-weight-asian="normal" style:font-name-complex="Ubuntu"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font-name="Times New Roman" fo:font-size="10pt" fo:language="pt" fo:country="BR" fo:font-weight="bold" style:font-name-asian="Times New Roman" style:font-size-asian="10pt" style:font-weight-asian="bold" style:font-name-complex="Times New Roman" style:font-size-complex="10pt" style:language-complex="ar" style:country-complex="SA"/>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text:span text:style-name="T2"><text:tab/> <text:tab/> <text:tab/> <text:tab/></text:span></text:p>
      <text:p text:style-name="P3"><text:span text:style-name="T9">CENTRO DE EDUCAÇÃO PROFISSIONAL DE ANÁPOLIS</text:span><text:span text:style-name="T3"><office:annotation><dc:creator>Joyce </dc:creator><dc:date>2014-06-05T13:16:00</dc:date><text:sender-initials>Joyce </text:sender-initials><text:p text:style-name="P46"><text:span text:style-name="T28">As orientações sobre formatação serão informadas por meio destas anotações. </text:span></text:p><text:p text:style-name="P46"><text:span text:style-name="T28">Para excluir as anotações, clique em Revisão, Excluir tudo.</text:span></text:p></office:annotation></text:span></text:p>
      <text:p text:style-name="P3"><text:span text:style-name="T9">CURSO TÉCNICO EM INFORMÁTICA</text:span><text:span text:style-name="T3"><office:annotation><dc:creator>Joyce </dc:creator><dc:date>2014-06-05T13:18:00</dc:date><text:sender-initials>Joyce </text:sender-initials><text:p text:style-name="P46"><text:span text:style-name="T31">Formatação de página:</text:span></text:p><text:p text:style-name="P46"><text:span text:style-name="T31">Superior: 3cm</text:span></text:p><text:p text:style-name="P46"><text:span text:style-name="T31">Inferior: 2cm</text:span></text:p><text:p text:style-name="P46"><text:span text:style-name="T31">Direita: 2cm</text:span></text:p><text:p text:style-name="P46"><text:span text:style-name="T31">Esquerda: 3cm</text:span></text:p><text:p text:style-name="P46"><text:span text:style-name="T31">Fonte Times New Roman, tamanho 12.</text:span></text:p><text:p text:style-name="P46"><text:span text:style-name="T31">Títulos, Times New Roman, tamanho 12, negrito. </text:span></text:p><text:p text:style-name="P46"><text:span text:style-name="T31">Subtítulos, Times New Roman, tamanho 12, normal.</text:span></text:p><text:p text:style-name="P46"><text:span text:style-name="T31">Espaçamento 1,5.</text:span></text:p><text:p text:style-name="P46"><text:span text:style-name="T31"/></text:p></office:annotation></text:span></text:p>
      <text:p text:style-name="P6"/>
      <text:p text:style-name="P6"/>
      <text:p text:style-name="P8"/>
      <text:p text:style-name="P6"/>
      <text:p text:style-name="P7">«ALUNO_A_1»</text:p>
      <text:p text:style-name="P7">«ALUNO_A_2»</text:p>
      <text:p text:style-name="P6"/>
      <text:p text:style-name="P6"/>
      <text:p text:style-name="P6"/>
      <text:p text:style-name="P8"/>
      <text:p text:style-name="P6"/>
      <text:p text:style-name="P6"/>
      <text:p text:style-name="P14">ANÁLISE E DESENVOLVIMENTO DO SISTEMA:</text:p>
      <text:p text:style-name="P15">«TÍTULO DO TRABALHO»</text:p>
      <text:p text:style-name="P8"/>
      <text:p text:style-name="P6"/>
      <text:p text:style-name="P6"/>
      <text:p text:style-name="P6"/>
      <text:p text:style-name="P6"/>
      <text:p text:style-name="P3"><text:span text:style-name="Ref._20_de_20_comentário"><text:span text:style-name="T19"><office:annotation><dc:creator>EAD Informática</dc:creator><dc:date>2014-06-04T13:02:00</dc:date><text:sender-initials>EI</text:sender-initials><text:p text:style-name="P47"><text:span text:style-name="T32">Ficam responsáveis os orientadores, quanto à análise final da parte técnica que será desenvolvida pelos alunos, bem como a formatação e regras da ABNT. Caberá a eles também, analisar criteriosamente, a viabilidade e possibilidade da entrega de todos os itens, aqui elencados, pelos os alunos.</text:span></text:p></office:annotation></text:span></text:span></text:p>
      <text:p text:style-name="P6"/>
      <text:p text:style-name="P6"/>
      <text:p text:style-name="P6"/>
      <text:p text:style-name="P6"/>
      <text:p text:style-name="P6"/>
      <text:p text:style-name="P8"/>
      <text:p text:style-name="P8"/>
      <text:p text:style-name="P7">«CIDADE»</text:p>
      <text:p text:style-name="P7">«ANO»</text:p>
      <text:p text:style-name="P8"/>
      <text:p text:style-name="P7"><text:soft-page-break/>«Aluno_a_1»</text:p>
      <text:p text:style-name="P7">«Aluna_a_2»</text:p>
      <text:p text:style-name="P6"/>
      <text:p text:style-name="P6"/>
      <text:p text:style-name="P6"/>
      <text:p text:style-name="P6"/>
      <text:p text:style-name="P8"/>
      <text:p text:style-name="P6"/>
      <text:p text:style-name="P15">«TÍTULO DO TRABALHO»</text:p>
      <text:p text:style-name="P8"/>
      <text:p text:style-name="P6"/>
      <text:p text:style-name="P6"/>
      <text:p text:style-name="P21">Trabalho de Conclusão de Curso apresentado como requisito parcial para obtenção do título de Técnico em Informática do Centro de Educação Profissional de Anápolis.</text:p>
      <text:p text:style-name="P6"/>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7">«Cidade»</text:p>
      <text:p text:style-name="P7">«Ano»</text:p>
      <text:p text:style-name="P6"/>
      <text:p text:style-name="P14"><text:soft-page-break/>Centro de Educação Profissional de Anápolis</text:p>
      <text:p text:style-name="P6"/>
      <text:p text:style-name="P6"/>
      <text:p text:style-name="P7">«Aluno_a_1»</text:p>
      <text:p text:style-name="P7">«Aluna_a_2»</text:p>
      <text:p text:style-name="P6"/>
      <text:p text:style-name="P6"/>
      <text:p text:style-name="P6"/>
      <text:p text:style-name="P15">«TÍTULO DO TRABALHO»</text:p>
      <text:p text:style-name="P6"/>
      <text:p text:style-name="P6"/>
      <text:p text:style-name="P6"/>
      <text:p text:style-name="P9">Este Trabalho de Conclusão de Curso foi julgado adequado para obtenção do título de Técnico em Informática, aprovado em sua forma final pela banca examinadora do Centro de Educação Profissional de Anápolis – CEPA.</text:p>
      <text:p text:style-name="P6"/>
      <text:p text:style-name="P9"/>
      <text:p text:style-name="P4"><text:span text:style-name="T2">Aprovado em: </text:span><text:span text:style-name="T15"><text:tab/>/<text:tab/>/<text:tab/></text:span></text:p>
      <text:p text:style-name="P9"/>
      <text:p text:style-name="P6"/>
      <text:p text:style-name="P6">Banca Examinadora</text:p>
      <text:p text:style-name="P6"/>
      <text:p text:style-name="P6"/>
      <text:p text:style-name="P17">______________________________________________________</text:p>
      <text:p text:style-name="P6">Professor-orientador «nome do professor»</text:p>
      <text:p text:style-name="P6">Centro de Educação Profissional de Anápolis</text:p>
      <text:p text:style-name="P6"/>
      <text:p text:style-name="P6"/>
      <text:p text:style-name="P6"/>
      <text:p text:style-name="P6"/>
      <text:p text:style-name="P6"/>
      <text:p text:style-name="P14">CENTRO DE EDUCAÇÃO PROFISSIONAL DE ANÁPOLIS</text:p>
      <text:p text:style-name="P8"><text:soft-page-break/></text:p>
      <text:p text:style-name="P6">Orientador</text:p>
      <text:p text:style-name="P8"/>
      <text:p text:style-name="P17">______________________________________________________</text:p>
      <text:p text:style-name="P6">Professor-orientador «nome do professor»</text:p>
      <text:p text:style-name="P6"/>
      <text:p text:style-name="P6"/>
      <text:p text:style-name="P6"/>
      <text:p text:style-name="P3"><text:span text:style-name="T2">Co-orientadores</text:span><text:span text:style-name="T3"><office:annotation><dc:creator>Joyce </dc:creator><dc:date>2014-06-05T13:22:00</dc:date><text:sender-initials>Joyce </text:sender-initials><text:p text:style-name="P46"><text:span text:style-name="T31">Deve conter nesta folha o nome de todos os professores que coorientaram para o desenvolvimento deste projeto. Os que não forem necessário, deverão ser retirados. </text:span></text:p><text:p text:style-name="P46"><text:span text:style-name="T31"/></text:p><text:p text:style-name="P46"><text:span text:style-name="T31"/></text:p></office:annotation></text:span></text:p>
      <text:p text:style-name="P8"/>
      <text:p text:style-name="P17">______________________________________________________</text:p>
      <text:p text:style-name="P6">Prof. «nome do professor»</text:p>
      <text:p text:style-name="P6">Orientador – Análise e Projeto de Sistemas</text:p>
      <text:p text:style-name="P6"/>
      <text:p text:style-name="P6"/>
      <text:p text:style-name="P17">______________________________________________________</text:p>
      <text:p text:style-name="P6">Prof. «nome do professor»</text:p>
      <text:p text:style-name="P6">Orientador – Programação</text:p>
      <text:p text:style-name="P6"/>
      <text:p text:style-name="P17">______________________________________________________</text:p>
      <text:p text:style-name="P6">Prof. «nome do professor»</text:p>
      <text:p text:style-name="P6">Orientador – Hardware e Redes</text:p>
      <text:p text:style-name="P6"/>
      <text:p text:style-name="P17">______________________________________________________</text:p>
      <text:p text:style-name="P6">Prof. «nome do professor»</text:p>
      <text:p text:style-name="P6">Orientador – Banco de Dados</text:p>
      <text:p text:style-name="P6"/>
      <text:p text:style-name="P6"/>
      <text:p text:style-name="P17">______________________________________________________</text:p>
      <text:p text:style-name="P6">Prof. «nome do professor»</text:p>
      <text:p text:style-name="P3"><text:span text:style-name="T2">Orientador –</text:span><text:span text:style-name="T15"> </text:span><text:span text:style-name="T2">Suporte ao Usuário</text:span></text:p>
      <text:p text:style-name="P10"/>
      <text:p text:style-name="P10"><text:soft-page-break/></text:p>
      <text:p text:style-name="P10"/>
      <text:p text:style-name="P10"/>
      <text:p text:style-name="P10"/>
      <text:p text:style-name="P8"/>
      <text:p text:style-name="P8"/>
      <text:p text:style-name="P8"/>
      <text:p text:style-name="P8"/>
      <text:p text:style-name="P8"/>
      <text:p text:style-name="P8"/>
      <text:p text:style-name="P8"/>
      <text:p text:style-name="P2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
      <text:p text:style-name="P9"/>
      <text:p text:style-name="P5"><text:span text:style-name="T2">Dedico este trabalho ...</text:span><text:span text:style-name="T3"><office:annotation><dc:creator>Joyce </dc:creator><dc:date>2014-06-04T11:58:00</dc:date><text:sender-initials>Joyce </text:sender-initials><text:p text:style-name="P46"><text:span text:style-name="T31">Dedicatória: Item opcional. A frase é um exemplo, que deve ser alterado ou excluído. </text:span></text:p><text:p text:style-name="P46"><text:span text:style-name="T31"/></text:p><text:p text:style-name="P46"><text:span text:style-name="T31"/></text:p></office:annotation></text:span></text:p>
      <text:p text:style-name="P10"/>
      <text:p text:style-name="P6"/>
      <text:p text:style-name="P6"/>
      <text:p text:style-name="P6"/>
      <text:p text:style-name="P6"/>
      <text:p text:style-name="P3"><text:soft-page-break/><text:span text:style-name="T9">AGRADECIMENTOS</text:span><text:span text:style-name="T3"><office:annotation><dc:creator>Joyce </dc:creator><dc:date>2014-06-04T11:58:00</dc:date><text:sender-initials>Joyce </text:sender-initials><text:p text:style-name="P46"><text:span text:style-name="T31">Item opcional. O texto é um exemplo, que deve ser alterado ou excluído. </text:span></text:p><text:p text:style-name="P46"><text:span text:style-name="T31"/></text:p><text:p text:style-name="P46"><text:span text:style-name="T31"/></text:p></office:annotation></text:span></text:p>
      <text:p text:style-name="P6"/>
      <text:p text:style-name="P9">Agradecemos primeiramente a ....</text:p>
      <text:p text:style-name="P9">Aos nossos pais...</text:p>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
      <text:p text:style-name="P2"><text:span text:style-name="T6">“</text:span><text:span text:style-name="T16">Que o teu trabalho seja perfeito para que, mesmo depois da tua morte, ele permaneça.”</text:span><text:span text:style-name="T3"><office:annotation><dc:creator>Joyce </dc:creator><dc:date>2014-06-04T11:58:00</dc:date><text:sender-initials>Joyce </text:sender-initials><text:p text:style-name="P46"><text:span text:style-name="T31">Epígrafe: Item opcional. A frase é um exemplo, que deve ser alterado ou excluído. </text:span></text:p><text:p text:style-name="P46"><text:span text:style-name="T31"/></text:p><text:p text:style-name="P46"><text:span text:style-name="T31"/></text:p></office:annotation></text:span></text:p>
      <text:p text:style-name="P10"/>
      <text:p text:style-name="P10">Leonardo da Vinci</text:p>
      <text:p text:style-name="P6"/>
      <text:p text:style-name="P8"/>
      <text:p text:style-name="P3"><text:soft-page-break/><text:span text:style-name="T9">RESUMO</text:span><text:span text:style-name="T3"><office:annotation><dc:creator>Joyce </dc:creator><dc:date>2014-06-04T11:58:00</dc:date><text:sender-initials>Joyce </text:sender-initials><text:p text:style-name="P46"><text:span text:style-name="T31">Item obrigatório. Texto conciso e objetivo, de natureza informativa, em que é apresentada a essência do software, indicando a natureza do problema estudado, a linguagem utilizada, os resultados alcançados e as principais conclusões. Deve conter entre 100 e 250 palavras, sem parágrafo e ser seguido da indicação de palavras-chave, em número de três.</text:span></text:p><text:p text:style-name="P46"><text:span text:style-name="T31">DISPONÍVEL NO TCC DE EXEMPLO.</text:span></text:p><text:p text:style-name="P46"><text:span text:style-name="T31"/></text:p><text:p text:style-name="P46"><text:span text:style-name="T31"/></text:p></office:annotation></text:span></text:p>
      <text:p text:style-name="P8"><text:tab/></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
      <text:p text:style-name="P8"/>
      <text:p text:style-name="P2"><text:soft-page-break/><text:span text:style-name="T9">LISTA DE ABREVIATURAS E SIGLAS</text:span><text:span text:style-name="T3"><office:annotation><dc:creator>Joyce </dc:creator><dc:date>2014-06-04T11:58:00</dc:date><text:sender-initials>Joyce </text:sender-initials><text:p text:style-name="P46"><text:span text:style-name="T31">Item obrigatório. O aluno deverá relacionar todas siglas apresentadas durante o desenvolvimento do TCC. </text:span></text:p><text:p text:style-name="P46"><text:span text:style-name="T31">DISPONÍVEL NO TCC DE EXEMPLO.</text:span></text:p><text:p text:style-name="P46"><text:span text:style-name="T31"/></text:p><text:p text:style-name="P46"><text:span text:style-name="T31"/></text:p></office:annotation></text:span></text:p>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6"/>
      <text:p text:style-name="P2"><text:soft-page-break/><text:span text:style-name="T9">LISTA DE FIGURAS E TABELAS</text:span><text:span text:style-name="T3"><office:annotation><dc:creator>Joyce </dc:creator><dc:date>2014-06-04T11:58:00</dc:date><text:sender-initials>Joyce </text:sender-initials><text:p text:style-name="P46"><text:span text:style-name="T31">Item obrigatório. O aluno deverá relacionar todas as tabelas e figuras apresentadas durante o desenvolvimento do TCC. </text:span></text:p><text:p text:style-name="P46"><text:span text:style-name="T31">EXEMPLO </text:span></text:p><text:p text:style-name="P46"><text:span text:style-name="T31"/></text:p><text:p text:style-name="P46"><text:span text:style-name="T31"/></text:p></office:annotation></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8"/>
      <text:p text:style-name="P19"/>
      <text:p text:style-name="P18"><text:tab/></text:p>
      <text:p text:style-name="P3"><text:soft-page-break/><text:span text:style-name="T3"><office:annotation><dc:creator>Joyce </dc:creator><dc:date>2014-06-04T11:58:00</dc:date><text:sender-initials>Joyce </text:sender-initials><text:p text:style-name="P46"><text:span text:style-name="T31">O Sumário é automático. Caso o aluno não altere os títulos e subtítulos no decorrer deste modelo, para finalizar o sumário basta clicar com o botão direito, Atualizar índice/sumário. </text:span></text:p><text:p text:style-name="P46"><text:span text:style-name="T31"/></text:p></office:annotation></text:span><text:span text:style-name="T17"><text:tab/></text:span></text:p>
      <text:p text:style-name="P19"><text:tab/></text:p>
      <text:p text:style-name="P11"/>
      <text:p text:style-name="P2"><text:span text:style-name="T5"><office:annotation><dc:creator>Joyce </dc:creator><dc:date>2014-06-04T11:58:00</dc:date><text:sender-initials>Joyce </text:sender-initials><text:p text:style-name="P47"><text:span text:style-name="T29">IMPORTANTE: Para auxiliá-los no desenvolvimento deste trabalha utilizaremos como exemplo o TCC desenvolvido pela aluna Deise Couto Martins. </text:span></text:p><text:p text:style-name="P47"><text:span text:style-name="T30"/></text:p><text:p text:style-name="P47"><text:span text:style-name="T30"/></text:p></office:annotation></text:span><text:span text:style-name="T21">Sumário</text:span></text:p>
      <text:p text:style-name="P13"/>
      <text:table-of-content text:style-name="Sect1" text:name="Sumário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5.972cm" style:leader-char=" " style:with-tab="false"/>
          </text:table-of-content-entry-template>
          <text:table-of-content-entry-template text:outline-level="3" text:style-name="Contents_20_3">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6.002cm" style:leader-char="." style:with-tab="false"/>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table-of-content-source>
        <text:index-body>
          <text:p text:style-name="P45"><text:a xlink:type="simple" xlink:href="#__RefHeading___Toc389738124" text:style-name="Index_20_Link_20__28_user_29_" text:visited-style-name="Index_20_Link_20__28_user_29_"><text:span text:style-name="T23">GERÊNCIA DE PROJETO</text:span></text:a><text:a xlink:type="simple" xlink:href="#__RefHeading___Toc389738124" text:style-name="Index_20_Link_20__28_user_29_" text:visited-style-name="Index_20_Link_20__28_user_29_"><text:span text:style-name="T24"><text:tab/>12</text:span></text:a></text:p>
          <text:p text:style-name="P44"><text:a xlink:type="simple" xlink:href="#__RefHeading___Toc389738125" text:style-name="Index_20_Link_20__28_user_29_" text:visited-style-name="Index_20_Link_20__28_user_29_"><text:span text:style-name="T18">Cronograma de Atividades</text:span></text:a><text:a xlink:type="simple" xlink:href="#__RefHeading___Toc389738125" text:style-name="Index_20_Link_20__28_user_29_" text:visited-style-name="Index_20_Link_20__28_user_29_"><text:span text:style-name="T25"><text:tab/>12</text:span></text:a></text:p>
          <text:p text:style-name="P45"><text:a xlink:type="simple" xlink:href="#__RefHeading___Toc389738126" text:style-name="Index_20_Link_20__28_user_29_" text:visited-style-name="Index_20_Link_20__28_user_29_"><text:span text:style-name="T23">MODELAGEM DE NEGÓCIO</text:span></text:a><text:a xlink:type="simple" xlink:href="#__RefHeading___Toc389738126" text:style-name="Index_20_Link_20__28_user_29_" text:visited-style-name="Index_20_Link_20__28_user_29_"><text:span text:style-name="T24"><text:tab/>13</text:span></text:a></text:p>
          <text:p text:style-name="P44"><text:a xlink:type="simple" xlink:href="#__RefHeading___Toc389738127" text:style-name="Index_20_Link_20__28_user_29_" text:visited-style-name="Index_20_Link_20__28_user_29_"><text:span text:style-name="T18">Atas das reuniões</text:span></text:a><text:a xlink:type="simple" xlink:href="#__RefHeading___Toc389738127" text:style-name="Index_20_Link_20__28_user_29_" text:visited-style-name="Index_20_Link_20__28_user_29_"><text:span text:style-name="T25"><text:tab/>13</text:span></text:a></text:p>
          <text:p text:style-name="P44"><text:a xlink:type="simple" xlink:href="#__RefHeading___Toc389738128" text:style-name="Index_20_Link_20__28_user_29_" text:visited-style-name="Index_20_Link_20__28_user_29_"><text:span text:style-name="T18">Descrição do Negócio</text:span></text:a><text:a xlink:type="simple" xlink:href="#__RefHeading___Toc389738128" text:style-name="Index_20_Link_20__28_user_29_" text:visited-style-name="Index_20_Link_20__28_user_29_"><text:span text:style-name="T25"><text:tab/>13</text:span></text:a></text:p>
          <text:p text:style-name="P44"><text:a xlink:type="simple" xlink:href="#__RefHeading___Toc389738129" text:style-name="Index_20_Link_20__28_user_29_" text:visited-style-name="Index_20_Link_20__28_user_29_"><text:span text:style-name="T18">Lista de Requisitos</text:span></text:a><text:a xlink:type="simple" xlink:href="#__RefHeading___Toc389738129" text:style-name="Index_20_Link_20__28_user_29_" text:visited-style-name="Index_20_Link_20__28_user_29_"><text:span text:style-name="T25"><text:tab/>13</text:span></text:a></text:p>
          <text:p text:style-name="P44"><text:a xlink:type="simple" xlink:href="#__RefHeading___Toc389738130" text:style-name="Index_20_Link_20__28_user_29_" text:visited-style-name="Index_20_Link_20__28_user_29_"><text:span text:style-name="T18">Lista de Regras de Negócio</text:span></text:a><text:a xlink:type="simple" xlink:href="#__RefHeading___Toc389738130" text:style-name="Index_20_Link_20__28_user_29_" text:visited-style-name="Index_20_Link_20__28_user_29_"><text:span text:style-name="T25"><text:tab/>13</text:span></text:a></text:p>
          <text:p text:style-name="P44"><text:a xlink:type="simple" xlink:href="#__RefHeading___Toc389738131" text:style-name="Index_20_Link_20__28_user_29_" text:visited-style-name="Index_20_Link_20__28_user_29_"><text:span text:style-name="T18">Definição do Problema</text:span></text:a><text:a xlink:type="simple" xlink:href="#__RefHeading___Toc389738131" text:style-name="Index_20_Link_20__28_user_29_" text:visited-style-name="Index_20_Link_20__28_user_29_"><text:span text:style-name="T25"><text:tab/>13</text:span></text:a></text:p>
          <text:p text:style-name="P44"><text:a xlink:type="simple" xlink:href="#__RefHeading___Toc389738132" text:style-name="Index_20_Link_20__28_user_29_" text:visited-style-name="Index_20_Link_20__28_user_29_"><text:span text:style-name="T18">Objetivo do Software</text:span></text:a><text:a xlink:type="simple" xlink:href="#__RefHeading___Toc389738132" text:style-name="Index_20_Link_20__28_user_29_" text:visited-style-name="Index_20_Link_20__28_user_29_"><text:span text:style-name="T25"><text:tab/>13</text:span></text:a></text:p>
          <text:p text:style-name="P44"><text:a xlink:type="simple" xlink:href="#__RefHeading___Toc389738133" text:style-name="Index_20_Link_20__28_user_29_" text:visited-style-name="Index_20_Link_20__28_user_29_"><text:span text:style-name="T18">Escopo do Software</text:span></text:a><text:a xlink:type="simple" xlink:href="#__RefHeading___Toc389738133" text:style-name="Index_20_Link_20__28_user_29_" text:visited-style-name="Index_20_Link_20__28_user_29_"><text:span text:style-name="T25"><text:tab/>13</text:span></text:a></text:p>
          <text:p text:style-name="P44"><text:a xlink:type="simple" xlink:href="#__RefHeading___Toc389738134" text:style-name="Index_20_Link_20__28_user_29_" text:visited-style-name="Index_20_Link_20__28_user_29_"><text:span text:style-name="T18">Clientes Alvo</text:span></text:a><text:a xlink:type="simple" xlink:href="#__RefHeading___Toc389738134" text:style-name="Index_20_Link_20__28_user_29_" text:visited-style-name="Index_20_Link_20__28_user_29_"><text:span text:style-name="T25"><text:tab/>13</text:span></text:a></text:p>
          <text:p text:style-name="P44"><text:a xlink:type="simple" xlink:href="#__RefHeading___Toc389738135" text:style-name="Index_20_Link_20__28_user_29_" text:visited-style-name="Index_20_Link_20__28_user_29_"><text:span text:style-name="T18">Glossário do Negócio</text:span></text:a><text:a xlink:type="simple" xlink:href="#__RefHeading___Toc389738135" text:style-name="Index_20_Link_20__28_user_29_" text:visited-style-name="Index_20_Link_20__28_user_29_"><text:span text:style-name="T25"><text:tab/>13</text:span></text:a></text:p>
          <text:p text:style-name="P45"><text:a xlink:type="simple" xlink:href="#__RefHeading___Toc389738136" text:style-name="Index_20_Link_20__28_user_29_" text:visited-style-name="Index_20_Link_20__28_user_29_"><text:span text:style-name="T23">MODELAGEM DE CASOS DE USO</text:span></text:a><text:a xlink:type="simple" xlink:href="#__RefHeading___Toc389738136" text:style-name="Index_20_Link_20__28_user_29_" text:visited-style-name="Index_20_Link_20__28_user_29_"><text:span text:style-name="T24"><text:tab/>13</text:span></text:a></text:p>
          <text:p text:style-name="P44"><text:a xlink:type="simple" xlink:href="#__RefHeading___Toc389738137" text:style-name="Index_20_Link_20__28_user_29_" text:visited-style-name="Index_20_Link_20__28_user_29_"><text:span text:style-name="T18">Relação de casos de uso</text:span></text:a><text:a xlink:type="simple" xlink:href="#__RefHeading___Toc389738137" text:style-name="Index_20_Link_20__28_user_29_" text:visited-style-name="Index_20_Link_20__28_user_29_"><text:span text:style-name="T25"><text:tab/>13</text:span></text:a></text:p>
          <text:p text:style-name="P44"><text:a xlink:type="simple" xlink:href="#__RefHeading___Toc389738138" text:style-name="Index_20_Link_20__28_user_29_" text:visited-style-name="Index_20_Link_20__28_user_29_"><text:span text:style-name="T18">Relação de atores</text:span></text:a><text:a xlink:type="simple" xlink:href="#__RefHeading___Toc389738138" text:style-name="Index_20_Link_20__28_user_29_" text:visited-style-name="Index_20_Link_20__28_user_29_"><text:span text:style-name="T25"><text:tab/>13</text:span></text:a></text:p>
          <text:p text:style-name="P44"><text:a xlink:type="simple" xlink:href="#__RefHeading___Toc389738139" text:style-name="Index_20_Link_20__28_user_29_" text:visited-style-name="Index_20_Link_20__28_user_29_"><text:span text:style-name="T18">Diagrama Geral de Caso de Uso</text:span></text:a><text:a xlink:type="simple" xlink:href="#__RefHeading___Toc389738139" text:style-name="Index_20_Link_20__28_user_29_" text:visited-style-name="Index_20_Link_20__28_user_29_"><text:span text:style-name="T25"><text:tab/>13</text:span></text:a></text:p>
          <text:p text:style-name="P44"><text:a xlink:type="simple" xlink:href="#__RefHeading___Toc389738140" text:style-name="Index_20_Link_20__28_user_29_" text:visited-style-name="Index_20_Link_20__28_user_29_"><text:span text:style-name="T18">Detalhamento do Caso de Uso e diagrama de atividades</text:span></text:a><text:a xlink:type="simple" xlink:href="#__RefHeading___Toc389738140" text:style-name="Index_20_Link_20__28_user_29_" text:visited-style-name="Index_20_Link_20__28_user_29_"><text:span text:style-name="T25"><text:tab/>13</text:span></text:a></text:p>
          <text:p text:style-name="P45"><text:a xlink:type="simple" xlink:href="#__RefHeading___Toc389738141" text:style-name="Index_20_Link_20__28_user_29_" text:visited-style-name="Index_20_Link_20__28_user_29_"><text:span text:style-name="T23">MODELAGEM DE DADOS</text:span></text:a><text:a xlink:type="simple" xlink:href="#__RefHeading___Toc389738141" text:style-name="Index_20_Link_20__28_user_29_" text:visited-style-name="Index_20_Link_20__28_user_29_"><text:span text:style-name="T24"><text:tab/>13</text:span></text:a></text:p>
          <text:p text:style-name="P44"><text:a xlink:type="simple" xlink:href="#__RefHeading___Toc389738142" text:style-name="Index_20_Link_20__28_user_29_" text:visited-style-name="Index_20_Link_20__28_user_29_"><text:span text:style-name="T18">Projeto Conceitual de Dados</text:span></text:a><text:a xlink:type="simple" xlink:href="#__RefHeading___Toc389738142" text:style-name="Index_20_Link_20__28_user_29_" text:visited-style-name="Index_20_Link_20__28_user_29_"><text:span text:style-name="T25"><text:tab/>13</text:span></text:a></text:p>
          <text:p text:style-name="P44"><text:a xlink:type="simple" xlink:href="#__RefHeading___Toc389738143" text:style-name="Index_20_Link_20__28_user_29_" text:visited-style-name="Index_20_Link_20__28_user_29_"><text:span text:style-name="T18">Projeto Lógico de Dados</text:span></text:a><text:a xlink:type="simple" xlink:href="#__RefHeading___Toc389738143" text:style-name="Index_20_Link_20__28_user_29_" text:visited-style-name="Index_20_Link_20__28_user_29_"><text:span text:style-name="T25"><text:tab/>13</text:span></text:a></text:p>
          <text:p text:style-name="P45"><text:a xlink:type="simple" xlink:href="#__RefHeading___Toc389738144" text:style-name="Index_20_Link_20__28_user_29_" text:visited-style-name="Index_20_Link_20__28_user_29_"><text:span text:style-name="T23">ESPECIFICAÇÃO DA ARQUITETURA</text:span></text:a><text:a xlink:type="simple" xlink:href="#__RefHeading___Toc389738144" text:style-name="Index_20_Link_20__28_user_29_" text:visited-style-name="Index_20_Link_20__28_user_29_"><text:span text:style-name="T24"><text:tab/>13</text:span></text:a></text:p>
          <text:p text:style-name="P44"><text:a xlink:type="simple" xlink:href="#__RefHeading___Toc389738145" text:style-name="Index_20_Link_20__28_user_29_" text:visited-style-name="Index_20_Link_20__28_user_29_"><text:span text:style-name="T18">Diagrama de Classes</text:span></text:a><text:a xlink:type="simple" xlink:href="#__RefHeading___Toc389738145" text:style-name="Index_20_Link_20__28_user_29_" text:visited-style-name="Index_20_Link_20__28_user_29_"><text:span text:style-name="T25"><text:tab/>14</text:span></text:a></text:p>
          <text:p text:style-name="P45"><text:a xlink:type="simple" xlink:href="#__RefHeading___Toc389738146" text:style-name="Index_20_Link_20__28_user_29_" text:visited-style-name="Index_20_Link_20__28_user_29_"><text:span text:style-name="T23">TESTES</text:span></text:a><text:a xlink:type="simple" xlink:href="#__RefHeading___Toc389738146" text:style-name="Index_20_Link_20__28_user_29_" text:visited-style-name="Index_20_Link_20__28_user_29_"><text:span text:style-name="T24"><text:tab/>14</text:span></text:a></text:p>
          <text:p text:style-name="P44"><text:a xlink:type="simple" xlink:href="#__RefHeading___Toc389738147" text:style-name="Index_20_Link_20__28_user_29_" text:visited-style-name="Index_20_Link_20__28_user_29_"><text:span text:style-name="T18">Casos de Testes</text:span></text:a><text:a xlink:type="simple" xlink:href="#__RefHeading___Toc389738147" text:style-name="Index_20_Link_20__28_user_29_" text:visited-style-name="Index_20_Link_20__28_user_29_"><text:span text:style-name="T25"><text:tab/>14</text:span></text:a></text:p>
          <text:p text:style-name="P45"><text:a xlink:type="simple" xlink:href="#__RefHeading___Toc389738148" text:style-name="Index_20_Link_20__28_user_29_" text:visited-style-name="Index_20_Link_20__28_user_29_"><text:span text:style-name="T23">CONCLUSÃO</text:span></text:a><text:a xlink:type="simple" xlink:href="#__RefHeading___Toc389738148" text:style-name="Index_20_Link_20__28_user_29_" text:visited-style-name="Index_20_Link_20__28_user_29_"><text:span text:style-name="T24"><text:tab/>14</text:span></text:a></text:p>
          <text:p text:style-name="P45"><text:a xlink:type="simple" xlink:href="#__RefHeading___Toc389738149" text:style-name="Index_20_Link_20__28_user_29_" text:visited-style-name="Index_20_Link_20__28_user_29_"><text:span text:style-name="T23">REFERÊNCIAS</text:span></text:a><text:a xlink:type="simple" xlink:href="#__RefHeading___Toc389738149" text:style-name="Index_20_Link_20__28_user_29_" text:visited-style-name="Index_20_Link_20__28_user_29_"><text:span text:style-name="T24"><text:tab/>14</text:span></text:a></text:p>
          <text:p text:style-name="P45"><text:a xlink:type="simple" xlink:href="#__RefHeading___Toc389738150" text:style-name="Index_20_Link_20__28_user_29_" text:visited-style-name="Index_20_Link_20__28_user_29_"><text:span text:style-name="T23">APÊNDICES</text:span></text:a><text:a xlink:type="simple" xlink:href="#__RefHeading___Toc389738150" text:style-name="Index_20_Link_20__28_user_29_" text:visited-style-name="Index_20_Link_20__28_user_29_"><text:span text:style-name="T24"><text:tab/>14</text:span></text:a></text:p>
          <text:p text:style-name="P44"><text:soft-page-break/><text:a xlink:type="simple" xlink:href="#__RefHeading___Toc389738151" text:style-name="Index_20_Link_20__28_user_29_" text:visited-style-name="Index_20_Link_20__28_user_29_"><text:span text:style-name="T18">Código fonte</text:span></text:a><text:a xlink:type="simple" xlink:href="#__RefHeading___Toc389738151" text:style-name="Index_20_Link_20__28_user_29_" text:visited-style-name="Index_20_Link_20__28_user_29_"><text:span text:style-name="T25"><text:tab/>14</text:span></text:a></text:p>
          <text:p text:style-name="P44"><text:a xlink:type="simple" xlink:href="#__RefHeading___Toc389738152" text:style-name="Index_20_Link_20__28_user_29_" text:visited-style-name="Index_20_Link_20__28_user_29_"><text:span text:style-name="T18">Script do banco de dados</text:span></text:a><text:a xlink:type="simple" xlink:href="#__RefHeading___Toc389738152" text:style-name="Index_20_Link_20__28_user_29_" text:visited-style-name="Index_20_Link_20__28_user_29_"><text:span text:style-name="T25"><text:tab/>14</text:span></text:a></text:p>
          <text:p text:style-name="P44"><text:a xlink:type="simple" xlink:href="#__RefHeading___Toc389738153" text:style-name="Index_20_Link_20__28_user_29_" text:visited-style-name="Index_20_Link_20__28_user_29_"><text:span text:style-name="T18">Manual de instalação</text:span></text:a><text:a xlink:type="simple" xlink:href="#__RefHeading___Toc389738153" text:style-name="Index_20_Link_20__28_user_29_" text:visited-style-name="Index_20_Link_20__28_user_29_"><text:span text:style-name="T25"><text:tab/>14</text:span></text:a></text:p>
          <text:p text:style-name="P44"><text:a xlink:type="simple" xlink:href="#__RefHeading___Toc389738154" text:style-name="Index_20_Link_20__28_user_29_" text:visited-style-name="Index_20_Link_20__28_user_29_"><text:span text:style-name="T18">Bibliotecas (se houver)</text:span></text:a><text:a xlink:type="simple" xlink:href="#__RefHeading___Toc389738154" text:style-name="Index_20_Link_20__28_user_29_" text:visited-style-name="Index_20_Link_20__28_user_29_"><text:span text:style-name="T25"><text:tab/>14</text:span></text:a></text:p>
          <text:p text:style-name="P44"><text:a xlink:type="simple" xlink:href="#__RefHeading___Toc389738155" text:style-name="Index_20_Link_20__28_user_29_" text:visited-style-name="Index_20_Link_20__28_user_29_"><text:span text:style-name="T18">Manual do usuário</text:span></text:a><text:a xlink:type="simple" xlink:href="#__RefHeading___Toc389738155" text:style-name="Index_20_Link_20__28_user_29_" text:visited-style-name="Index_20_Link_20__28_user_29_"><text:span text:style-name="T25"><text:tab/>14</text:span></text:a></text:p>
          <text:p text:style-name="P45"><text:a xlink:type="simple" xlink:href="#__RefHeading___Toc389738156" text:style-name="Index_20_Link_20__28_user_29_" text:visited-style-name="Index_20_Link_20__28_user_29_"><text:span text:style-name="T23">ANEXOS</text:span></text:a><text:a xlink:type="simple" xlink:href="#__RefHeading___Toc389738156" text:style-name="Index_20_Link_20__28_user_29_" text:visited-style-name="Index_20_Link_20__28_user_29_"><text:span text:style-name="T24"><text:tab/>14</text:span></text:a></text:p>
          <text:p text:style-name="P44"><text:a xlink:type="simple" xlink:href="#__RefHeading___Toc389738157" text:style-name="Index_20_Link_20__28_user_29_" text:visited-style-name="Index_20_Link_20__28_user_29_"><text:span text:style-name="T18">Carta de encaminhamento (se houver)</text:span></text:a><text:a xlink:type="simple" xlink:href="#__RefHeading___Toc389738157" text:style-name="Index_20_Link_20__28_user_29_" text:visited-style-name="Index_20_Link_20__28_user_29_"><text:span text:style-name="T25"><text:tab/>14</text:span></text:a></text:p>
          <text:p text:style-name="P44"><text:a xlink:type="simple" xlink:href="#__RefHeading___Toc389738158" text:style-name="Index_20_Link_20__28_user_29_" text:visited-style-name="Index_20_Link_20__28_user_29_"><text:span text:style-name="T18">Termo de autorização para disponibilização de trabalhos de conclusão de curso</text:span></text:a><text:a xlink:type="simple" xlink:href="#__RefHeading___Toc389738158" text:style-name="Index_20_Link_20__28_user_29_" text:visited-style-name="Index_20_Link_20__28_user_29_"><text:span text:style-name="T25"><text:tab/>14</text:span></text:a></text:p>
        </text:index-body>
      </text:table-of-content>
      <text:p text:style-name="P12"/>
      <text:p text:style-name="P22"><text:bookmark text:name="__RefHeading__367_367662420"/></text:p>
      <text:p text:style-name="P22"/>
      <text:p text:style-name="P22"/>
      <text:p text:style-name="P22"/>
      <text:p text:style-name="P22"/>
      <text:p text:style-name="P22"/>
      <text:p text:style-name="P22"/>
      <text:p text:style-name="P22"/>
      <text:p text:style-name="P22"/>
      <text:p text:style-name="P22"/>
      <text:p text:style-name="P25"><text:bookmark-start text:name="__RefHeading___Toc389738124"/></text:p>
      <text:p text:style-name="P25"/>
      <text:p text:style-name="P30"><text:span text:style-name="T11">GERÊNCIA DE PROJETO</text:span><text:span text:style-name="T12"><office:annotation><dc:creator>Joyce </dc:creator><dc:date>2014-06-04T11:58:00</dc:date><text:sender-initials>Joyce </text:sender-initials><text:p text:style-name="P47"><text:span text:style-name="T29">EXEMPLO PAG. 32 A 35.</text:span></text:p><text:p text:style-name="P47"><text:span text:style-name="T30"/></text:p><text:p text:style-name="P47"><text:span text:style-name="T30"/></text:p></office:annotation></text:span><text:bookmark-end text:name="__RefHeading___Toc389738124"/></text:p>
      <text:p text:style-name="P32"><text:bookmark-start text:name="__RefHeading___Toc389738125"/><text:bookmark text:name="__RefHeading__369_367662420"/>Cronograma de Atividades<text:bookmark-end text:name="__RefHeading___Toc389738125"/></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35">Atividade</text:p>
          </table:table-cell>
          <table:table-cell table:style-name="Tabela1.A1" office:value-type="string">
            <text:p text:style-name="P35">Previsão </text:p>
          </table:table-cell>
          <table:table-cell table:style-name="Tabela1.C1" office:value-type="string">
            <text:p text:style-name="P35">Entrega</text:p>
          </table:table-cell>
        </table:table-row>
        <table:table-row table:style-name="Tabela1.1">
          <table:table-cell table:style-name="Tabela1.A2" office:value-type="string">
            <text:p text:style-name="P36">atividade que precisa ser realizada.</text:p>
          </table:table-cell>
          <table:table-cell table:style-name="Tabela1.A2" office:value-type="string">
            <text:p text:style-name="P36">data planejada para entrega da atividade concluída</text:p>
          </table:table-cell>
          <table:table-cell table:style-name="Tabela1.C2" office:value-type="string">
            <text:p text:style-name="P36">data em que a atividade foi realmente entregue.</text:p>
          </table:table-cell>
        </table:table-row>
      </table:table>
      <text:p text:style-name="P26"><text:bookmark-start text:name="__RefHeading___Toc389738126"/><text:bookmark text:name="__RefHeading__371_367662420"/><text:soft-page-break/>MODELAGEM DE NEGÓCIO<text:bookmark-end text:name="__RefHeading___Toc389738126"/></text:p>
      <text:p text:style-name="P31"><text:bookmark-start text:name="__RefHeading___Toc389738127"/><text:bookmark text:name="__RefHeading__373_367662420"/><text:span text:style-name="T7">Atas das reuniões</text:span><text:span text:style-name="T8"><office:annotation><dc:creator>Joyce </dc:creator><dc:date>2014-06-05T13:25:00</dc:date><text:sender-initials>Joyce </text:sender-initials><text:p text:style-name="P47"><text:span text:style-name="T29">Deverão ser realizadas quantas reuniões forem necessárias para o entendimento do negócio. </text:span></text:p><text:p text:style-name="P47"><text:span text:style-name="T29">Este item é opcional, para os alunos que propuseram realizar o trabalho em empresas fictícias. </text:span></text:p><text:p text:style-name="P47"><text:span text:style-name="T30"/></text:p></office:annotation></text:span><text:bookmark-end text:name="__RefHeading___Toc389738127"/></text:p>
      <text:p text:style-name="P33"><text:bookmark-start text:name="__RefHeading___Toc389738128"/><text:bookmark text:name="__RefHeading__375_367662420"/>Descrição do Negócio<text:bookmark-end text:name="__RefHeading___Toc389738128"/></text:p>
      <text:p text:style-name="P33"><text:bookmark-start text:name="__RefHeading___Toc389738129"/><text:bookmark text:name="__RefHeading__377_367662420"/>Lista de Requisitos<text:bookmark-end text:name="__RefHeading___Toc389738129"/></text:p>
      <text:p text:style-name="P33"><text:bookmark-start text:name="__RefHeading___Toc389738130"/><text:bookmark text:name="__RefHeading__379_367662420"/>Lista de Regras de Negócio<text:bookmark-end text:name="__RefHeading___Toc389738130"/></text:p>
      <text:p text:style-name="P33"><text:bookmark-start text:name="__RefHeading___Toc389738131"/><text:bookmark text:name="__RefHeading__383_367662420"/><text:bookmark text:name="__RefHeading__381_367662420"/>Definição do Problema<text:bookmark-end text:name="__RefHeading___Toc389738131"/></text:p>
      <text:p text:style-name="P33"><text:bookmark-start text:name="__RefHeading___Toc389738132"/><text:bookmark text:name="__RefHeading__385_367662420"/>Objetivo do Software<text:bookmark-end text:name="__RefHeading___Toc389738132"/></text:p>
      <text:p text:style-name="P33"><text:bookmark-start text:name="__RefHeading___Toc389738133"/><text:bookmark text:name="__RefHeading__387_367662420"/>Escopo do Software<text:bookmark-end text:name="__RefHeading___Toc389738133"/></text:p>
      <text:p text:style-name="P33"><text:bookmark-start text:name="__RefHeading___Toc389738134"/><text:bookmark text:name="__RefHeading__394_367662420"/>Clientes Alvo<text:bookmark-end text:name="__RefHeading___Toc389738134"/></text:p>
      <text:p text:style-name="P33"><text:bookmark-start text:name="__RefHeading___Toc389738135"/><text:bookmark text:name="__RefHeading__396_367662420"/>Glossário do Negócio<text:bookmark-end text:name="__RefHeading___Toc389738135"/></text:p>
      <text:p text:style-name="P27"><text:bookmark text:name="__RefHeading__412_367662420"/><text:bookmark text:name="__RefHeading__948_883809388"/><text:bookmark text:name="__RefHeading__398_367662420"/></text:p>
      <text:p text:style-name="P26"><text:bookmark-start text:name="__RefHeading___Toc389738136"/>MODELAGEM DE CASOS DE USO<text:bookmark-end text:name="__RefHeading___Toc389738136"/> </text:p>
      <text:p text:style-name="P33"><text:bookmark-start text:name="__RefHeading___Toc389738137"/>Relação de casos de uso<text:bookmark-end text:name="__RefHeading___Toc389738137"/><text:bookmark text:name="__RefHeading__414_367662420"/></text:p>
      <text:p text:style-name="P33"><text:bookmark-start text:name="__RefHeading___Toc389738138"/>Relação de atores<text:bookmark-end text:name="__RefHeading___Toc389738138"/><text:bookmark text:name="__RefHeading__416_367662420"/></text:p>
      <text:p text:style-name="P33"><text:bookmark-start text:name="__RefHeading___Toc389738139"/>Diagrama Geral de Caso de Uso<text:bookmark-end text:name="__RefHeading___Toc389738139"/><text:bookmark text:name="__RefHeading__418_367662420"/></text:p>
      <text:p text:style-name="P33"><text:bookmark-start text:name="__RefHeading___Toc389738140"/>Detalhamento do Caso de Uso e diagrama de atividades<text:bookmark-end text:name="__RefHeading___Toc389738140"/></text:p>
      <text:p text:style-name="P28"><text:bookmark text:name="__RefHeading__422_367662420"/><text:bookmark text:name="__RefHeading__420_367662420"/></text:p>
      <text:p text:style-name="P26"><text:bookmark-start text:name="__RefHeading___Toc389738141"/>MODELAGEM DE DADOS<text:bookmark-end text:name="__RefHeading___Toc389738141"/></text:p>
      <text:p text:style-name="P33"><text:bookmark-start text:name="__RefHeading___Toc389738142"/>Projeto Conceitual de Dados<text:bookmark-end text:name="__RefHeading___Toc389738142"/></text:p>
      <text:p text:style-name="P33"><text:bookmark-start text:name="__RefHeading___Toc389738143"/>Projeto Lógico de Dados<text:bookmark-end text:name="__RefHeading___Toc389738143"/> </text:p>
      <text:p text:style-name="P26"/>
      <text:p text:style-name="P26"><text:bookmark-start text:name="__RefHeading___Toc389738144"/>ESPECIFICAÇÃO DA ARQUITETURA<text:bookmark-end text:name="__RefHeading___Toc389738144"/></text:p>
      <text:p text:style-name="P31"><text:bookmark-start text:name="__RefHeading___Toc389738145"/><text:bookmark text:name="__RefHeading__424_367662420"/><text:soft-page-break/><text:span text:style-name="T7">Diagrama de Classes</text:span><text:span text:style-name="T8"><office:annotation><dc:creator>Joyce </dc:creator><dc:date>2014-06-04T11:58:00</dc:date><text:sender-initials>Joyce </text:sender-initials><text:p text:style-name="P46"><text:span text:style-name="T31">Exemplo na pag. 202</text:span></text:p><text:p text:style-name="P46"><text:span text:style-name="T31"/></text:p></office:annotation></text:span><text:bookmark-end text:name="__RefHeading___Toc389738145"/></text:p>
      <text:p text:style-name="P28"><text:bookmark text:name="__RefHeading__426_367662420"/></text:p>
      <text:p text:style-name="P23"><text:bookmark-start text:name="__RefHeading___Toc389738146"/><text:span text:style-name="T13">TESTES</text:span><text:span text:style-name="T14"><office:annotation><dc:creator>Joyce </dc:creator><dc:date>2014-06-04T11:58:00</dc:date><text:sender-initials>Joyce </text:sender-initials><text:p text:style-name="P47"><text:span text:style-name="T29">Exemplos a partir da pag. 206</text:span></text:p><text:p text:style-name="P47"><text:span text:style-name="T30"/></text:p></office:annotation></text:span><text:bookmark-end text:name="__RefHeading___Toc389738146"/></text:p>
      <text:p text:style-name="P33"><text:bookmark-start text:name="__RefHeading___Toc389738147"/><text:bookmark text:name="docs-internal-guid-ce6423b5-4c9f-97f7-71"/><text:bookmark text:name="__RefHeading__428_367662420"/>Casos de Testes<text:bookmark-end text:name="__RefHeading___Toc389738147"/><text:bookmark text:name="__RefHeading__434_367662420"/><text:bookmark text:name="__RefHeading__432_367662420"/></text:p>
      <text:p text:style-name="P37"/>
      <text:p text:style-name="P24"><text:bookmark-start text:name="__RefHeading___Toc389738148"/><text:span text:style-name="T13">CONCLUSÃO</text:span><text:span text:style-name="T14"><office:annotation><dc:creator>Joyce </dc:creator><dc:date>2014-06-04T11:58:00</dc:date><text:sender-initials>Joyce </text:sender-initials><text:p text:style-name="P47"><text:span text:style-name="T29">Exemplos na pag. 260</text:span></text:p><text:p text:style-name="P47"><text:span text:style-name="T30"/></text:p></office:annotation></text:span><text:bookmark-end text:name="__RefHeading___Toc389738148"/><text:bookmark text:name="__RefHeading__436_367662420"/><text:span text:style-name="T13"><text:tab/></text:span></text:p>
      <text:p text:style-name="P26"/>
      <text:p text:style-name="P23"><text:bookmark-start text:name="__RefHeading___Toc389738149"/><text:span text:style-name="T13">REFERÊNCIAS</text:span><text:span text:style-name="T14"><office:annotation><dc:creator>Joyce </dc:creator><dc:date>2014-06-04T11:58:00</dc:date><text:sender-initials>Joyce </text:sender-initials><text:p text:style-name="P47"><text:span text:style-name="T29">Exemplos pag. 261</text:span></text:p><text:p text:style-name="P47"><text:span text:style-name="T30"/></text:p></office:annotation></text:span><text:bookmark-end text:name="__RefHeading___Toc389738149"/><text:bookmark text:name="__RefHeading__438_367662420"/></text:p>
      <text:p text:style-name="P26"/>
      <text:p text:style-name="P26"><text:bookmark-start text:name="__RefHeading___Toc389738150"/>APÊNDICES<text:bookmark-end text:name="__RefHeading___Toc389738150"/><text:bookmark text:name="h.2e5pg0vr1pji"/><text:bookmark text:name="__RefHeading__440_367662420"/></text:p>
      <text:p text:style-name="P33"><text:bookmark-start text:name="__RefHeading___Toc389738151"/>Código fonte<text:bookmark-end text:name="__RefHeading___Toc389738151"/></text:p>
      <text:p text:style-name="P33"><text:bookmark-start text:name="__RefHeading___Toc389738152"/>Script do banco de dados<text:bookmark-end text:name="__RefHeading___Toc389738152"/></text:p>
      <text:p text:style-name="P33"><text:bookmark-start text:name="__RefHeading___Toc389738153"/>Manual de instalação<text:bookmark-end text:name="__RefHeading___Toc389738153"/></text:p>
      <text:p text:style-name="P33"><text:bookmark-start text:name="__RefHeading___Toc389738154"/>Bibliotecas (se houver)<text:bookmark-end text:name="__RefHeading___Toc389738154"/></text:p>
      <text:p text:style-name="P33"><text:bookmark-start text:name="__RefHeading___Toc389738155"/>Manual do usuário<text:bookmark-end text:name="__RefHeading___Toc389738155"/></text:p>
      <text:p text:style-name="P26"/>
      <text:p text:style-name="P26"><text:bookmark-start text:name="__RefHeading___Toc389738156"/>ANEXOS<text:bookmark-end text:name="__RefHeading___Toc389738156"/></text:p>
      <text:p text:style-name="P34"><text:bookmark-start text:name="__RefHeading___Toc389738157"/>Carta de encaminhamento (se houver)<text:bookmark-end text:name="__RefHeading___Toc389738157"/></text:p>
      <text:p text:style-name="P34"><text:bookmark-start text:name="__RefHeading___Toc389738158"/>Termo de autorização para disponibilização de trabalhos de conclusão de curso<text:bookmark-end text:name="__RefHeading___Toc389738158"/></text:p>
      <text:p text:style-name="P38"/>
      <text:p text:style-name="P29"><text:s/></text:p>
      <text:p text:style-name="P8"/>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ohit Hindi" svg:font-family="'Lohit Hindi', DFMincho-UB" style:font-pitch="variable"/>
    <style:font-face style:name="WenQuanYi Micro Hei" svg:font-family="'WenQuanYi Micro Hei', DFMincho-UB"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Ubuntu" svg:font-family="Ubuntu, 'MS PMincho'"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cabeçalhou" style:family="paragraph">
      <style:paragraph-properties fo:text-align="center" style:justify-single-word="false" fo:orphans="2" fo:widows="2"/>
      <style:text-properties style:use-window-font-color="true" style:font-name="Arial" fo:font-family="Arial" style:font-family-generic="swiss" style:font-pitch="variable" fo:font-size="9pt" fo:language="pt" fo:country="BR" fo:font-weight="bold" style:font-name-asian="Times New Roman" style:font-family-asian="'Times New Roman'" style:font-family-generic-asian="roman" style:font-pitch-asian="variable" style:font-size-asian="9pt" style:font-weight-asian="bold" style:font-name-complex="Arial" style:font-family-complex="Arial" style:font-family-generic-complex="swiss" style:font-pitch-complex="variable" style:font-size-complex="9pt" style:language-complex="ar" style:country-complex="SA"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ágrafo_20_da_20_Lista" style:display-name="Parágrafo da Lista" style:family="paragraph" style:parent-style-name="Standard">
      <style:paragraph-properties fo:margin-left="1.27cm" fo:margin-right="0cm" fo:margin-top="0cm" fo:margin-bottom="0.353cm" style:contextual-spacing="true" fo:line-height="115%" fo:text-indent="0cm" style:auto-text-indent="false"/>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Texto_20_de_20_comentário" style:display-name="Texto de comentário" style:family="paragraph" style:parent-style-name="Standard">
      <style:text-properties fo:font-size="10pt" style:font-size-asian="10pt" style:font-size-complex="10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tab-stops>
          <style:tab-stop style:position="15.972cm" style:type="right"/>
        </style:tab-stops>
      </style:paragraph-properties>
      <style:text-properties fo:language="pt" fo:country="BR" fo:font-weight="bold" style:letter-kerning="true" style:font-name-asian="Trebuchet MS" style:font-family-asian="'Trebuchet MS'" style:font-family-generic-asian="swiss" style:font-pitch-asian="variable" style:language-asian="pt" style:country-asian="BR" style:font-weight-asian="bold" style:language-complex="hi" style:country-complex="IN"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onte_20_parág._20_padrão" style:display-name="Fonte parág. padrão" style:family="text"/>
    <style:style style:name="Cabeçalho_20_Char" style:display-name="Cabeçalho Char" style:family="text">
      <style:text-properties fo:font-size="12pt" fo:language="pt" fo:country="BR" style:font-size-asian="12pt" style:font-size-complex="12pt"/>
    </style:style>
    <style:style style:name="_20_Char_20_Char" style:display-name=" Char Char" style:family="text">
      <style:text-properties fo:font-size="12pt" style:font-size-asian="12pt" style:font-size-complex="12pt"/>
    </style:style>
    <style:style style:name="_20_Char_20_Char6" style:display-name=" Char Char6" style:family="text">
      <style:text-properties fo:font-size="12pt" fo:language="pt" fo:country="BR" style:font-size-asian="12pt" style:font-size-complex="12pt"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_20_Char_20_Char2" style:display-name=" Char Char2" style:family="text">
      <style:text-properties fo:font-size="12pt" fo:language="pt" fo:country="BR" style:font-size-asian="12pt"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apple-converted-space" style:family="text"/>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parent-style-name="Fonte_20_parág._20_padrão"/>
    <style:style style:name="Assunto_20_do_20_comentário_20_Char" style:display-name="Assunto do comentário Char"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2.501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6.35cm" fo:text-indent="-0.318cm" fo:margin-left="6.35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10.16cm" fo:text-indent="-0.318cm" fo:margin-left="10.16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3.97cm"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language="pt" fo:country="BR" style:language-asian="pt" style:country-asian="BR"/>
    </style:style>
    <style:style style:name="MP2" style:family="paragraph" style:parent-style-name="Footer">
      <style:paragraph-properties fo:text-align="center" style:justify-single-word="false"/>
      <style:text-properties fo:font-size="10pt" style:font-size-asian="10pt"/>
    </style:style>
    <style:style style:name="MP3" style:family="paragraph" style:parent-style-name="Footer">
      <style:paragraph-properties fo:text-align="center" style:justify-single-word="false"/>
    </style:style>
    <style:style style:name="MP4" style:family="paragraph" style:parent-style-name="Footer">
      <style:paragraph-properties fo:text-align="center" style:justify-single-word="false"/>
      <style:text-properties style:font-name="Arial" fo:font-size="9pt" style:font-size-asian="9pt" style:font-name-complex="Arial" style:font-size-complex="9pt"/>
    </style:style>
    <style:style style:name="MT1" style:family="text">
      <style:text-properties fo:font-size="9pt" style:font-size-asian="9pt" style:font-size-complex="9pt"/>
    </style:style>
    <style:style style:name="MT2" style:family="text">
      <style:text-properties fo:color="#000000" fo:font-size="9pt" style:text-underline-style="none" style:font-size-asian="9pt" style:font-size-complex="9pt"/>
    </style:style>
    <style:style style:name="MT3" style:family="text">
      <style:text-properties style:font-name="Arial" fo:font-size="9pt" style:font-size-asian="9pt" style:font-name-complex="Arial" style:font-size-complex="9pt"/>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cm" fo:margin-left="3cm" fo:margin-right="2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bottom="1.632cm" style:dynamic-spacing="true"/>
      </style:header-style>
      <style:footer-style>
        <style:header-footer-properties fo:min-height="2cm" fo:margin-top="1.901cm" style:dynamic-spacing="true"/>
      </style:footer-style>
    </style:page-layout>
  </office:automatic-styles>
  <office:master-styles>
    <style:master-page style:name="Standard" style:page-layout-name="Mpm1">
      <style:header>
        <text:p text:style-name="MP1"><draw:frame draw:style-name="Mfr1" draw:name="Imagem 1" text:anchor-type="as-char" svg:width="16.004cm" svg:height="1.713cm" draw:z-index="14"><draw:image xlink:href="Pictures/1000000000000617000000A7D5C31A28.png" xlink:type="simple" xlink:show="embed" xlink:actuate="onLoad"/></draw:frame></text:p>
        <text:p text:style-name="Header"/>
      </style:header>
      <style:footer>
        <text:p text:style-name="MP2">__________________________________________________________________________________________</text:p>
        <text:p text:style-name="MP3"><text:span text:style-name="MT1"><text:s text:c="5"/>Rua VP-4 D Módulo 3-6 Qd 8ª DAIA – Centro – CEP 75.132/105 – Anápolis – Goiás</text:span></text:p>
        <text:p text:style-name="MP3"><text:span text:style-name="MT1"><text:s/>Fone: (62)3328-2477 / 3324-2476 / 3328-2478</text:span></text:p>
        <text:p text:style-name="MP3"><text:span text:style-name="MT1">www.sectec.go.gov.br/</text:span><text:a xlink:type="simple" xlink:href="mailto:cep.anapolis@sectec.go.gov.br"><text:span text:style-name="Internet_20_link"><text:span text:style-name="MT2">cep.anapolis@sectec.go.gov.br</text:span></text:span></text:a></text:p>
        <text:p text:style-name="MP4"/>
        <text:p text:style-name="MP3"><text:span text:style-name="MT3">Página </text:span><text:span text:style-name="MT3"><text:page-number text:select-page="current">1</text:page-number></text:span><text:span text:style-name="MT3"> de </text:span><text:span text:style-name="MT3"><text:page-count style:num-format="1">15</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EXO V - MEMORANDO</dc:title>
    <meta:initial-creator>Professor Ítalo Silva</meta:initial-creator>
    <meta:creation-date>2014-06-04T11:59:00</meta:creation-date>
    <dc:creator>João Manoel Leite Ribeiro Nogueira</dc:creator>
    <dc:date>2014-06-21T21:25:36.962320294</dc:date>
    <meta:print-date>2013-08-07T13:19:00</meta:print-date>
    <meta:editing-cycles>4</meta:editing-cycles>
    <meta:editing-duration>PT34M</meta:editing-duration>
    <meta:document-statistic meta:table-count="1" meta:image-count="1" meta:object-count="0" meta:page-count="15" meta:paragraph-count="143" meta:word-count="541" meta:character-count="3904" meta:non-whitespace-character-count="3463"/>
    <meta:generator>LibreOffice/4.2.5.2$Linux_X86_64 LibreOffice_project/420$Build-2</meta:generator>
  </office:meta>
</office:document-meta>
</file>